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2.57cm" svg:height="12.94cm" svg:x="20.01cm" svg:y="9.818cm">
            <draw:object draw:notify-on-update-of-ranges="Tabelle1.H1:Tabelle1.H150 Tabelle1.I1:Tabelle1.I1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666cm" svg:height="9.163cm" svg:x="19.774cm" svg:y="0.258cm">
            <draw:object draw:notify-on-update-of-ranges="Tabelle1.B1:Tabelle1.B150 Tabelle1.C1:Tabelle1.C1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8.988cm" svg:height="12.305cm" svg:x="21.466cm" svg:y="9.686cm">
            <draw:object draw:notify-on-update-of-ranges="Tabelle1.B1:Tabelle1.B150 Tabelle1.D1:Tabelle1.D1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Size of dataset</text:p>
          </table:table-cell>
          <table:table-cell office:value-type="float" office:value="2000">
            <text:p>2000</text:p>
          </table:table-cell>
          <table:table-cell table:style-name="ce1" office:value-type="float" office:value="0.109532">
            <text:p>1,10E-001</text:p>
          </table:table-cell>
          <table:table-cell table:formula="of:=[.B1]/[.C1]" office:value-type="float" office:value="18259.5040718694">
            <text:p>1826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])" office:value-type="float" office:value="3.30102999566398">
            <text:p>3,3010299957</text:p>
          </table:table-cell>
          <table:table-cell table:formula="of:=LOG([.C1])" office:value-type="float" office:value="-0.96045898225635">
            <text:p>-0,96045898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">
            <text:p>4000</text:p>
          </table:table-cell>
          <table:table-cell table:style-name="ce1" office:value-type="float" office:value="0.122412">
            <text:p>1,22E-001</text:p>
          </table:table-cell>
          <table:table-cell table:formula="of:=[.B2]/[.C2]" office:value-type="float" office:value="32676.5349802307">
            <text:p>3267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])" office:value-type="float" office:value="3.60205999132796">
            <text:p>3,6020599913</text:p>
          </table:table-cell>
          <table:table-cell table:formula="of:=LOG([.C2])" office:value-type="float" office:value="-0.91217600638709">
            <text:p>-0,91217600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">
            <text:p>6000</text:p>
          </table:table-cell>
          <table:table-cell table:style-name="ce1" office:value-type="float" office:value="0.176893">
            <text:p>1,77E-001</text:p>
          </table:table-cell>
          <table:table-cell table:formula="of:=[.B3]/[.C3]" office:value-type="float" office:value="33918.8096759058">
            <text:p>3391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])" office:value-type="float" office:value="3.77815125038364">
            <text:p>3,7781512504</text:p>
          </table:table-cell>
          <table:table-cell table:formula="of:=LOG([.C3])" office:value-type="float" office:value="-0.752289352627434">
            <text:p>-0,75228935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">
            <text:p>8000</text:p>
          </table:table-cell>
          <table:table-cell table:style-name="ce1" office:value-type="float" office:value="0.160132">
            <text:p>1,60E-001</text:p>
          </table:table-cell>
          <table:table-cell table:formula="of:=[.B4]/[.C4]" office:value-type="float" office:value="49958.7840031974">
            <text:p>4995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])" office:value-type="float" office:value="3.90308998699194">
            <text:p>3,903089987</text:p>
          </table:table-cell>
          <table:table-cell table:formula="of:=LOG([.C4])" office:value-type="float" office:value="-0.795521872111108">
            <text:p>-0,795521872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">
            <text:p>10000</text:p>
          </table:table-cell>
          <table:table-cell table:style-name="ce1" office:value-type="float" office:value="0.115694">
            <text:p>1,16E-001</text:p>
          </table:table-cell>
          <table:table-cell table:formula="of:=[.B5]/[.C5]" office:value-type="float" office:value="86434.9058723875">
            <text:p>8643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])" office:value-type="float" office:value="4">
            <text:p>4</text:p>
          </table:table-cell>
          <table:table-cell table:formula="of:=LOG([.C5])" office:value-type="float" office:value="-0.936689163385839">
            <text:p>-0,93668916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">
            <text:p>12000</text:p>
          </table:table-cell>
          <table:table-cell table:style-name="ce1" office:value-type="float" office:value="0.144549">
            <text:p>1,45E-001</text:p>
          </table:table-cell>
          <table:table-cell table:formula="of:=[.B6]/[.C6]" office:value-type="float" office:value="83016.8316626196">
            <text:p>8301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])" office:value-type="float" office:value="4.07918124604762">
            <text:p>4,079181246</text:p>
          </table:table-cell>
          <table:table-cell table:formula="of:=LOG([.C6])" office:value-type="float" office:value="-0.839984908462255">
            <text:p>-0,839984908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">
            <text:p>14000</text:p>
          </table:table-cell>
          <table:table-cell table:style-name="ce1" office:value-type="float" office:value="0.044663">
            <text:p>4,47E-002</text:p>
          </table:table-cell>
          <table:table-cell table:formula="of:=[.B7]/[.C7]" office:value-type="float" office:value="313458.567494346">
            <text:p>31345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])" office:value-type="float" office:value="4.14612803567824">
            <text:p>4,1461280357</text:p>
          </table:table-cell>
          <table:table-cell table:formula="of:=LOG([.C7])" office:value-type="float" office:value="-1.35005210885778">
            <text:p>-1,350052108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">
            <text:p>16000</text:p>
          </table:table-cell>
          <table:table-cell table:style-name="ce1" office:value-type="float" office:value="0.12155">
            <text:p>1,22E-001</text:p>
          </table:table-cell>
          <table:table-cell table:formula="of:=[.B8]/[.C8]" office:value-type="float" office:value="131633.072809543">
            <text:p>13163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])" office:value-type="float" office:value="4.20411998265592">
            <text:p>4,2041199827</text:p>
          </table:table-cell>
          <table:table-cell table:formula="of:=LOG([.C8])" office:value-type="float" office:value="-0.915245036820645">
            <text:p>-0,915245036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">
            <text:p>18000</text:p>
          </table:table-cell>
          <table:table-cell table:style-name="ce1" office:value-type="float" office:value="0.173125">
            <text:p>1,73E-001</text:p>
          </table:table-cell>
          <table:table-cell table:formula="of:=[.B9]/[.C9]" office:value-type="float" office:value="103971.119133574">
            <text:p>10397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])" office:value-type="float" office:value="4.25527250510331">
            <text:p>4,2552725051</text:p>
          </table:table-cell>
          <table:table-cell table:formula="of:=LOG([.C9])" office:value-type="float" office:value="-0.761640213591476">
            <text:p>-0,761640213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">
            <text:p>20000</text:p>
          </table:table-cell>
          <table:table-cell table:style-name="ce1" office:value-type="float" office:value="0.140604">
            <text:p>1,41E-001</text:p>
          </table:table-cell>
          <table:table-cell table:formula="of:=[.B10]/[.C10]" office:value-type="float" office:value="142243.463912833">
            <text:p>14224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])" office:value-type="float" office:value="4.30102999566398">
            <text:p>4,3010299957</text:p>
          </table:table-cell>
          <table:table-cell table:formula="of:=LOG([.C10])" office:value-type="float" office:value="-0.852002324030155">
            <text:p>-0,85200232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">
            <text:p>22000</text:p>
          </table:table-cell>
          <table:table-cell table:style-name="ce1" office:value-type="float" office:value="0.161011">
            <text:p>1,61E-001</text:p>
          </table:table-cell>
          <table:table-cell table:formula="of:=[.B11]/[.C11]" office:value-type="float" office:value="136636.627311178">
            <text:p>13663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])" office:value-type="float" office:value="4.34242268082221">
            <text:p>4,3424226808</text:p>
          </table:table-cell>
          <table:table-cell table:formula="of:=LOG([.C11])" office:value-type="float" office:value="-0.793144452687959">
            <text:p>-0,79314445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">
            <text:p>24000</text:p>
          </table:table-cell>
          <table:table-cell table:style-name="ce1" office:value-type="float" office:value="0.129164">
            <text:p>1,29E-001</text:p>
          </table:table-cell>
          <table:table-cell table:formula="of:=[.B12]/[.C12]" office:value-type="float" office:value="185810.287696262">
            <text:p>18581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])" office:value-type="float" office:value="4.38021124171161">
            <text:p>4,3802112417</text:p>
          </table:table-cell>
          <table:table-cell table:formula="of:=LOG([.C12])" office:value-type="float" office:value="-0.888858514049514">
            <text:p>-0,88885851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">
            <text:p>26000</text:p>
          </table:table-cell>
          <table:table-cell table:style-name="ce1" office:value-type="float" office:value="0.085931">
            <text:p>8,59E-002</text:p>
          </table:table-cell>
          <table:table-cell table:formula="of:=[.B13]/[.C13]" office:value-type="float" office:value="302568.339714422">
            <text:p>30256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])" office:value-type="float" office:value="4.41497334797082">
            <text:p>4,414973348</text:p>
          </table:table-cell>
          <table:table-cell table:formula="of:=LOG([.C13])" office:value-type="float" office:value="-1.06585013418733">
            <text:p>-1,065850134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">
            <text:p>28000</text:p>
          </table:table-cell>
          <table:table-cell table:style-name="ce1" office:value-type="float" office:value="0.063919">
            <text:p>6,39E-002</text:p>
          </table:table-cell>
          <table:table-cell table:formula="of:=[.B14]/[.C14]" office:value-type="float" office:value="438054.412615967">
            <text:p>4380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])" office:value-type="float" office:value="4.44715803134222">
            <text:p>4,4471580313</text:p>
          </table:table-cell>
          <table:table-cell table:formula="of:=LOG([.C14])" office:value-type="float" office:value="-1.19437002809142">
            <text:p>-1,194370028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">
            <text:p>30000</text:p>
          </table:table-cell>
          <table:table-cell table:style-name="ce1" office:value-type="float" office:value="0.116037">
            <text:p>1,16E-001</text:p>
          </table:table-cell>
          <table:table-cell table:formula="of:=[.B15]/[.C15]" office:value-type="float" office:value="258538.224876548">
            <text:p>25853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5])" office:value-type="float" office:value="4.47712125471966">
            <text:p>4,4771212547</text:p>
          </table:table-cell>
          <table:table-cell table:formula="of:=LOG([.C15])" office:value-type="float" office:value="-0.935403507896673">
            <text:p>-0,93540350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">
            <text:p>32000</text:p>
          </table:table-cell>
          <table:table-cell table:style-name="ce1" office:value-type="float" office:value="0.124612">
            <text:p>1,25E-001</text:p>
          </table:table-cell>
          <table:table-cell table:formula="of:=[.B16]/[.C16]" office:value-type="float" office:value="256797.09819279">
            <text:p>25679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6])" office:value-type="float" office:value="4.50514997831991">
            <text:p>4,5051499783</text:p>
          </table:table-cell>
          <table:table-cell table:formula="of:=LOG([.C16])" office:value-type="float" office:value="-0.904440133576991">
            <text:p>-0,904440133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">
            <text:p>34000</text:p>
          </table:table-cell>
          <table:table-cell table:style-name="ce1" office:value-type="float" office:value="0.191087">
            <text:p>1,91E-001</text:p>
          </table:table-cell>
          <table:table-cell table:formula="of:=[.B17]/[.C17]" office:value-type="float" office:value="177929.424816968">
            <text:p>17792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7])" office:value-type="float" office:value="4.53147891704226">
            <text:p>4,531478917</text:p>
          </table:table-cell>
          <table:table-cell table:formula="of:=LOG([.C17])" office:value-type="float" office:value="-0.718768857792232">
            <text:p>-0,71876885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">
            <text:p>36000</text:p>
          </table:table-cell>
          <table:table-cell table:style-name="ce1" office:value-type="float" office:value="0.128197">
            <text:p>1,28E-001</text:p>
          </table:table-cell>
          <table:table-cell table:formula="of:=[.B18]/[.C18]" office:value-type="float" office:value="280817.803848764">
            <text:p>28081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8])" office:value-type="float" office:value="4.55630250076729">
            <text:p>4,5563025008</text:p>
          </table:table-cell>
          <table:table-cell table:formula="of:=LOG([.C18])" office:value-type="float" office:value="-0.892122137833506">
            <text:p>-0,89212213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">
            <text:p>38000</text:p>
          </table:table-cell>
          <table:table-cell table:style-name="ce1" office:value-type="float" office:value="0.091035">
            <text:p>9,10E-002</text:p>
          </table:table-cell>
          <table:table-cell table:formula="of:=[.B19]/[.C19]" office:value-type="float" office:value="417421.870709068">
            <text:p>41742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9])" office:value-type="float" office:value="4.57978359661681">
            <text:p>4,5797835966</text:p>
          </table:table-cell>
          <table:table-cell table:formula="of:=LOG([.C19])" office:value-type="float" office:value="-1.04079160345385">
            <text:p>-1,04079160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">
            <text:p>40000</text:p>
          </table:table-cell>
          <table:table-cell table:style-name="ce1" office:value-type="float" office:value="0.09916">
            <text:p>9,92E-002</text:p>
          </table:table-cell>
          <table:table-cell table:formula="of:=[.B20]/[.C20]" office:value-type="float" office:value="403388.463089956">
            <text:p>40338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0])" office:value-type="float" office:value="4.60205999132796">
            <text:p>4,6020599913</text:p>
          </table:table-cell>
          <table:table-cell table:formula="of:=LOG([.C20])" office:value-type="float" office:value="-1.00366348190422">
            <text:p>-1,00366348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">
            <text:p>42000</text:p>
          </table:table-cell>
          <table:table-cell table:style-name="ce1" office:value-type="float" office:value="0.070353">
            <text:p>7,04E-002</text:p>
          </table:table-cell>
          <table:table-cell table:formula="of:=[.B21]/[.C21]" office:value-type="float" office:value="596989.467400111">
            <text:p>59698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1])" office:value-type="float" office:value="4.6232492903979">
            <text:p>4,6232492904</text:p>
          </table:table-cell>
          <table:table-cell table:formula="of:=LOG([.C21])" office:value-type="float" office:value="-1.15271737860356">
            <text:p>-1,15271737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">
            <text:p>44000</text:p>
          </table:table-cell>
          <table:table-cell table:style-name="ce1" office:value-type="float" office:value="0.126829">
            <text:p>1,27E-001</text:p>
          </table:table-cell>
          <table:table-cell table:formula="of:=[.B22]/[.C22]" office:value-type="float" office:value="346923.810800369">
            <text:p>34692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2])" office:value-type="float" office:value="4.64345267648619">
            <text:p>4,6434526765</text:p>
          </table:table-cell>
          <table:table-cell table:formula="of:=LOG([.C22])" office:value-type="float" office:value="-0.896781431785774">
            <text:p>-0,896781431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">
            <text:p>46000</text:p>
          </table:table-cell>
          <table:table-cell table:style-name="ce1" office:value-type="float" office:value="0.066595">
            <text:p>6,66E-002</text:p>
          </table:table-cell>
          <table:table-cell table:formula="of:=[.B23]/[.C23]" office:value-type="float" office:value="690742.548239357">
            <text:p>69074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3])" office:value-type="float" office:value="4.66275783168157">
            <text:p>4,6627578317</text:p>
          </table:table-cell>
          <table:table-cell table:formula="of:=LOG([.C23])" office:value-type="float" office:value="-1.17655837674449">
            <text:p>-1,17655837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">
            <text:p>48000</text:p>
          </table:table-cell>
          <table:table-cell table:style-name="ce1" office:value-type="float" office:value="0.106324">
            <text:p>1,06E-001</text:p>
          </table:table-cell>
          <table:table-cell table:formula="of:=[.B24]/[.C24]" office:value-type="float" office:value="451450.28403747">
            <text:p>45145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4])" office:value-type="float" office:value="4.68124123737559">
            <text:p>4,6812412374</text:p>
          </table:table-cell>
          <table:table-cell table:formula="of:=LOG([.C24])" office:value-type="float" office:value="-0.973368693227381">
            <text:p>-0,973368693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">
            <text:p>50000</text:p>
          </table:table-cell>
          <table:table-cell table:style-name="ce1" office:value-type="float" office:value="0.081762">
            <text:p>8,18E-002</text:p>
          </table:table-cell>
          <table:table-cell table:formula="of:=[.B25]/[.C25]" office:value-type="float" office:value="611531.029084416">
            <text:p>61153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5])" office:value-type="float" office:value="4.69897000433602">
            <text:p>4,6989700043</text:p>
          </table:table-cell>
          <table:table-cell table:formula="of:=LOG([.C25])" office:value-type="float" office:value="-1.08744849369737">
            <text:p>-1,087448493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">
            <text:p>52000</text:p>
          </table:table-cell>
          <table:table-cell table:style-name="ce1" office:value-type="float" office:value="0.076565">
            <text:p>7,66E-002</text:p>
          </table:table-cell>
          <table:table-cell table:formula="of:=[.B26]/[.C26]" office:value-type="float" office:value="679161.496767453">
            <text:p>67916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6])" office:value-type="float" office:value="4.7160033436348">
            <text:p>4,7160033436</text:p>
          </table:table-cell>
          <table:table-cell table:formula="of:=LOG([.C26])" office:value-type="float" office:value="-1.11596971314259">
            <text:p>-1,115969713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">
            <text:p>54000</text:p>
          </table:table-cell>
          <table:table-cell table:style-name="ce1" office:value-type="float" office:value="0.068855">
            <text:p>6,89E-002</text:p>
          </table:table-cell>
          <table:table-cell table:formula="of:=[.B27]/[.C27]" office:value-type="float" office:value="784256.771476291">
            <text:p>78425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7])" office:value-type="float" office:value="4.73239375982297">
            <text:p>4,7323937598</text:p>
          </table:table-cell>
          <table:table-cell table:formula="of:=LOG([.C27])" office:value-type="float" office:value="-1.16206451737415">
            <text:p>-1,162064517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">
            <text:p>56000</text:p>
          </table:table-cell>
          <table:table-cell table:style-name="ce1" office:value-type="float" office:value="0.076168">
            <text:p>7,62E-002</text:p>
          </table:table-cell>
          <table:table-cell table:formula="of:=[.B28]/[.C28]" office:value-type="float" office:value="735216.88898225">
            <text:p>73521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8])" office:value-type="float" office:value="4.7481880270062">
            <text:p>4,748188027</text:p>
          </table:table-cell>
          <table:table-cell table:formula="of:=LOG([.C28])" office:value-type="float" office:value="-1.11822744785111">
            <text:p>-1,11822744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">
            <text:p>58000</text:p>
          </table:table-cell>
          <table:table-cell table:style-name="ce1" office:value-type="float" office:value="0.115565">
            <text:p>1,16E-001</text:p>
          </table:table-cell>
          <table:table-cell table:formula="of:=[.B29]/[.C29]" office:value-type="float" office:value="501882.057716437">
            <text:p>50188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29])" office:value-type="float" office:value="4.76342799356294">
            <text:p>4,7634279936</text:p>
          </table:table-cell>
          <table:table-cell table:formula="of:=LOG([.C29])" office:value-type="float" office:value="-0.937173676368913">
            <text:p>-0,93717367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">
            <text:p>60000</text:p>
          </table:table-cell>
          <table:table-cell table:style-name="ce1" office:value-type="float" office:value="0.059042">
            <text:p>5,90E-002</text:p>
          </table:table-cell>
          <table:table-cell table:formula="of:=[.B30]/[.C30]" office:value-type="float" office:value="1016225.73761051">
            <text:p>101622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0])" office:value-type="float" office:value="4.77815125038364">
            <text:p>4,7781512504</text:p>
          </table:table-cell>
          <table:table-cell table:formula="of:=LOG([.C30])" office:value-type="float" office:value="-1.2288389395615">
            <text:p>-1,22883893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">
            <text:p>62000</text:p>
          </table:table-cell>
          <table:table-cell table:style-name="ce1" office:value-type="float" office:value="0.138408">
            <text:p>1,38E-001</text:p>
          </table:table-cell>
          <table:table-cell table:formula="of:=[.B31]/[.C31]" office:value-type="float" office:value="447950.985492168">
            <text:p>44795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1])" office:value-type="float" office:value="4.79239168949825">
            <text:p>4,7923916895</text:p>
          </table:table-cell>
          <table:table-cell table:formula="of:=LOG([.C31])" office:value-type="float" office:value="-0.858838806877496">
            <text:p>-0,858838806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">
            <text:p>64000</text:p>
          </table:table-cell>
          <table:table-cell table:style-name="ce1" office:value-type="float" office:value="0.189746">
            <text:p>1,90E-001</text:p>
          </table:table-cell>
          <table:table-cell table:formula="of:=[.B32]/[.C32]" office:value-type="float" office:value="337293.012764432">
            <text:p>33729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2])" office:value-type="float" office:value="4.80617997398389">
            <text:p>4,806179974</text:p>
          </table:table-cell>
          <table:table-cell table:formula="of:=LOG([.C32])" office:value-type="float" office:value="-0.721827370616872">
            <text:p>-0,721827370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">
            <text:p>66000</text:p>
          </table:table-cell>
          <table:table-cell table:style-name="ce1" office:value-type="float" office:value="0.064964">
            <text:p>6,50E-002</text:p>
          </table:table-cell>
          <table:table-cell table:formula="of:=[.B33]/[.C33]" office:value-type="float" office:value="1015947.29388584">
            <text:p>101594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3])" office:value-type="float" office:value="4.81954393554187">
            <text:p>4,8195439355</text:p>
          </table:table-cell>
          <table:table-cell table:formula="of:=LOG([.C33])" office:value-type="float" office:value="-1.18732724231914">
            <text:p>-1,18732724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">
            <text:p>68000</text:p>
          </table:table-cell>
          <table:table-cell table:style-name="ce1" office:value-type="float" office:value="0.158191">
            <text:p>1,58E-001</text:p>
          </table:table-cell>
          <table:table-cell table:formula="of:=[.B34]/[.C34]" office:value-type="float" office:value="429860.105821444">
            <text:p>42986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4])" office:value-type="float" office:value="4.83250891270624">
            <text:p>4,8325089127</text:p>
          </table:table-cell>
          <table:table-cell table:formula="of:=LOG([.C34])" office:value-type="float" office:value="-0.800818228559726">
            <text:p>-0,80081822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">
            <text:p>70000</text:p>
          </table:table-cell>
          <table:table-cell table:style-name="ce1" office:value-type="float" office:value="0.141257">
            <text:p>1,41E-001</text:p>
          </table:table-cell>
          <table:table-cell table:formula="of:=[.B35]/[.C35]" office:value-type="float" office:value="495550.662975994">
            <text:p>49555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5])" office:value-type="float" office:value="4.84509804001426">
            <text:p>4,84509804</text:p>
          </table:table-cell>
          <table:table-cell table:formula="of:=LOG([.C35])" office:value-type="float" office:value="-0.849990021483413">
            <text:p>-0,849990021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">
            <text:p>72000</text:p>
          </table:table-cell>
          <table:table-cell table:style-name="ce1" office:value-type="float" office:value="0.163559">
            <text:p>1,64E-001</text:p>
          </table:table-cell>
          <table:table-cell table:formula="of:=[.B36]/[.C36]" office:value-type="float" office:value="440208.120617025">
            <text:p>44020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6])" office:value-type="float" office:value="4.85733249643127">
            <text:p>4,8573324964</text:p>
          </table:table-cell>
          <table:table-cell table:formula="of:=LOG([.C36])" office:value-type="float" office:value="-0.786325553386774">
            <text:p>-0,78632555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">
            <text:p>74000</text:p>
          </table:table-cell>
          <table:table-cell table:style-name="ce1" office:value-type="float" office:value="0.168078">
            <text:p>1,68E-001</text:p>
          </table:table-cell>
          <table:table-cell table:formula="of:=[.B37]/[.C37]" office:value-type="float" office:value="440271.778578993">
            <text:p>44027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7])" office:value-type="float" office:value="4.86923171973098">
            <text:p>4,8692317197</text:p>
          </table:table-cell>
          <table:table-cell table:formula="of:=LOG([.C37])" office:value-type="float" office:value="-0.774489128344438">
            <text:p>-0,774489128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">
            <text:p>76000</text:p>
          </table:table-cell>
          <table:table-cell table:style-name="ce1" office:value-type="float" office:value="0.214092">
            <text:p>2,14E-001</text:p>
          </table:table-cell>
          <table:table-cell table:formula="of:=[.B38]/[.C38]" office:value-type="float" office:value="354987.57543486">
            <text:p>35498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8])" office:value-type="float" office:value="4.88081359228079">
            <text:p>4,8808135923</text:p>
          </table:table-cell>
          <table:table-cell table:formula="of:=LOG([.C38])" office:value-type="float" office:value="-0.669399560733435">
            <text:p>-0,66939956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">
            <text:p>78000</text:p>
          </table:table-cell>
          <table:table-cell table:style-name="ce1" office:value-type="float" office:value="0.237985">
            <text:p>2,38E-001</text:p>
          </table:table-cell>
          <table:table-cell table:formula="of:=[.B39]/[.C39]" office:value-type="float" office:value="327751.749059815">
            <text:p>32775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39])" office:value-type="float" office:value="4.89209460269048">
            <text:p>4,8920946027</text:p>
          </table:table-cell>
          <table:table-cell table:formula="of:=LOG([.C39])" office:value-type="float" office:value="-0.623450415307032">
            <text:p>-0,62345041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">
            <text:p>80000</text:p>
          </table:table-cell>
          <table:table-cell table:style-name="ce1" office:value-type="float" office:value="0.123427">
            <text:p>1,23E-001</text:p>
          </table:table-cell>
          <table:table-cell table:formula="of:=[.B40]/[.C40]" office:value-type="float" office:value="648156.400139354">
            <text:p>6481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0])" office:value-type="float" office:value="4.90308998699194">
            <text:p>4,903089987</text:p>
          </table:table-cell>
          <table:table-cell table:formula="of:=LOG([.C40])" office:value-type="float" office:value="-0.908589826782715">
            <text:p>-0,908589826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">
            <text:p>82000</text:p>
          </table:table-cell>
          <table:table-cell table:style-name="ce1" office:value-type="float" office:value="0.171781">
            <text:p>1,72E-001</text:p>
          </table:table-cell>
          <table:table-cell table:formula="of:=[.B41]/[.C41]" office:value-type="float" office:value="477351.977226818">
            <text:p>47735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1])" office:value-type="float" office:value="4.91381385238372">
            <text:p>4,9138138524</text:p>
          </table:table-cell>
          <table:table-cell table:formula="of:=LOG([.C41])" office:value-type="float" office:value="-0.765024873400452">
            <text:p>-0,76502487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">
            <text:p>84000</text:p>
          </table:table-cell>
          <table:table-cell table:style-name="ce1" office:value-type="float" office:value="0.159821">
            <text:p>1,60E-001</text:p>
          </table:table-cell>
          <table:table-cell table:formula="of:=[.B42]/[.C42]" office:value-type="float" office:value="525588.001576764">
            <text:p>52558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2])" office:value-type="float" office:value="4.92427928606188">
            <text:p>4,9242792861</text:p>
          </table:table-cell>
          <table:table-cell table:formula="of:=LOG([.C42])" office:value-type="float" office:value="-0.796366156280405">
            <text:p>-0,796366156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">
            <text:p>86000</text:p>
          </table:table-cell>
          <table:table-cell table:style-name="ce1" office:value-type="float" office:value="0.066744">
            <text:p>6,67E-002</text:p>
          </table:table-cell>
          <table:table-cell table:formula="of:=[.B43]/[.C43]" office:value-type="float" office:value="1288505.33381278">
            <text:p>128850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3])" office:value-type="float" office:value="4.93449845124357">
            <text:p>4,9344984512</text:p>
          </table:table-cell>
          <table:table-cell table:formula="of:=LOG([.C43])" office:value-type="float" office:value="-1.17558776942423">
            <text:p>-1,175587769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">
            <text:p>88000</text:p>
          </table:table-cell>
          <table:table-cell table:style-name="ce1" office:value-type="float" office:value="0.0682">
            <text:p>6,82E-002</text:p>
          </table:table-cell>
          <table:table-cell table:formula="of:=[.B44]/[.C44]" office:value-type="float" office:value="1290322.58064516">
            <text:p>129032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4])" office:value-type="float" office:value="4.94448267215017">
            <text:p>4,9444826722</text:p>
          </table:table-cell>
          <table:table-cell table:formula="of:=LOG([.C44])" office:value-type="float" office:value="-1.16621562534352">
            <text:p>-1,16621562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">
            <text:p>90000</text:p>
          </table:table-cell>
          <table:table-cell table:style-name="ce1" office:value-type="float" office:value="0.203814">
            <text:p>2,04E-001</text:p>
          </table:table-cell>
          <table:table-cell table:formula="of:=[.B45]/[.C45]" office:value-type="float" office:value="441579.086814448">
            <text:p>44157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5])" office:value-type="float" office:value="4.95424250943932">
            <text:p>4,9542425094</text:p>
          </table:table-cell>
          <table:table-cell table:formula="of:=LOG([.C45])" office:value-type="float" office:value="-0.690765987582194">
            <text:p>-0,69076598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">
            <text:p>92000</text:p>
          </table:table-cell>
          <table:table-cell table:style-name="ce1" office:value-type="float" office:value="0.125155">
            <text:p>1,25E-001</text:p>
          </table:table-cell>
          <table:table-cell table:formula="of:=[.B46]/[.C46]" office:value-type="float" office:value="735088.490272063">
            <text:p>73508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6])" office:value-type="float" office:value="4.96378782734556">
            <text:p>4,9637878273</text:p>
          </table:table-cell>
          <table:table-cell table:formula="of:=LOG([.C46])" office:value-type="float" office:value="-0.902551795444225">
            <text:p>-0,902551795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">
            <text:p>94000</text:p>
          </table:table-cell>
          <table:table-cell table:style-name="ce1" office:value-type="float" office:value="0.079508">
            <text:p>7,95E-002</text:p>
          </table:table-cell>
          <table:table-cell table:formula="of:=[.B47]/[.C47]" office:value-type="float" office:value="1182270.96644363">
            <text:p>118227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7])" office:value-type="float" office:value="4.9731278535997">
            <text:p>4,9731278536</text:p>
          </table:table-cell>
          <table:table-cell table:formula="of:=LOG([.C47])" office:value-type="float" office:value="-1.09958917095288">
            <text:p>-1,0995891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">
            <text:p>96000</text:p>
          </table:table-cell>
          <table:table-cell table:style-name="ce1" office:value-type="float" office:value="0.12497">
            <text:p>1,25E-001</text:p>
          </table:table-cell>
          <table:table-cell table:formula="of:=[.B48]/[.C48]" office:value-type="float" office:value="768184.364247419">
            <text:p>76818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8])" office:value-type="float" office:value="4.98227123303957">
            <text:p>4,982271233</text:p>
          </table:table-cell>
          <table:table-cell table:formula="of:=LOG([.C48])" office:value-type="float" office:value="-0.903194230177283">
            <text:p>-0,903194230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">
            <text:p>98000</text:p>
          </table:table-cell>
          <table:table-cell table:style-name="ce1" office:value-type="float" office:value="0.072682">
            <text:p>7,27E-002</text:p>
          </table:table-cell>
          <table:table-cell table:formula="of:=[.B49]/[.C49]" office:value-type="float" office:value="1348339.34123992">
            <text:p>134833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49])" office:value-type="float" office:value="4.99122607569249">
            <text:p>4,9912260757</text:p>
          </table:table-cell>
          <table:table-cell table:formula="of:=LOG([.C49])" office:value-type="float" office:value="-1.13857313066212">
            <text:p>-1,13857313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">
            <text:p>100000</text:p>
          </table:table-cell>
          <table:table-cell table:style-name="ce1" office:value-type="float" office:value="0.130038">
            <text:p>1,30E-001</text:p>
          </table:table-cell>
          <table:table-cell table:formula="of:=[.B50]/[.C50]" office:value-type="float" office:value="769005.982866547">
            <text:p>76900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0])" office:value-type="float" office:value="5">
            <text:p>5</text:p>
          </table:table-cell>
          <table:table-cell table:formula="of:=LOG([.C50])" office:value-type="float" office:value="-0.885929718625644">
            <text:p>-0,88592971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">
            <text:p>20000</text:p>
          </table:table-cell>
          <table:table-cell table:style-name="ce1" office:value-type="float" office:value="0.065815">
            <text:p>6,58E-002</text:p>
          </table:table-cell>
          <table:table-cell table:formula="of:=[.B51]/[.C51]" office:value-type="float" office:value="303882.093747626">
            <text:p>30388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1])" office:value-type="float" office:value="4.30102999566398">
            <text:p>4,3010299957</text:p>
          </table:table-cell>
          <table:table-cell table:formula="of:=LOG([.C51])" office:value-type="float" office:value="-1.18167511436756">
            <text:p>-1,181675114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">
            <text:p>40000</text:p>
          </table:table-cell>
          <table:table-cell table:style-name="ce1" office:value-type="float" office:value="0.077694">
            <text:p>7,77E-002</text:p>
          </table:table-cell>
          <table:table-cell table:formula="of:=[.B52]/[.C52]" office:value-type="float" office:value="514840.270805983">
            <text:p>51484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2])" office:value-type="float" office:value="4.60205999132796">
            <text:p>4,6020599913</text:p>
          </table:table-cell>
          <table:table-cell table:formula="of:=LOG([.C52])" office:value-type="float" office:value="-1.10961251874742">
            <text:p>-1,109612518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">
            <text:p>60000</text:p>
          </table:table-cell>
          <table:table-cell table:style-name="ce1" office:value-type="float" office:value="0.107842">
            <text:p>1,08E-001</text:p>
          </table:table-cell>
          <table:table-cell table:formula="of:=[.B53]/[.C53]" office:value-type="float" office:value="556369.503532946">
            <text:p>55637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3])" office:value-type="float" office:value="4.77815125038364">
            <text:p>4,7781512504</text:p>
          </table:table-cell>
          <table:table-cell table:formula="of:=LOG([.C53])" office:value-type="float" office:value="-0.967212066460559">
            <text:p>-0,967212066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">
            <text:p>80000</text:p>
          </table:table-cell>
          <table:table-cell table:style-name="ce1" office:value-type="float" office:value="0.111799">
            <text:p>1,12E-001</text:p>
          </table:table-cell>
          <table:table-cell table:formula="of:=[.B54]/[.C54]" office:value-type="float" office:value="715569.906707573">
            <text:p>71557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4])" office:value-type="float" office:value="4.90308998699194">
            <text:p>4,903089987</text:p>
          </table:table-cell>
          <table:table-cell table:formula="of:=LOG([.C54])" office:value-type="float" office:value="-0.951562081032996">
            <text:p>-0,95156208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">
            <text:p>100000</text:p>
          </table:table-cell>
          <table:table-cell table:style-name="ce1" office:value-type="float" office:value="0.133033">
            <text:p>1,33E-001</text:p>
          </table:table-cell>
          <table:table-cell table:formula="of:=[.B55]/[.C55]" office:value-type="float" office:value="751693.188908015">
            <text:p>75169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5])" office:value-type="float" office:value="5">
            <text:p>5</text:p>
          </table:table-cell>
          <table:table-cell table:formula="of:=LOG([.C55])" office:value-type="float" office:value="-0.876040615121623">
            <text:p>-0,876040615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0">
            <text:p>120000</text:p>
          </table:table-cell>
          <table:table-cell table:style-name="ce1" office:value-type="float" office:value="0.145295">
            <text:p>1,45E-001</text:p>
          </table:table-cell>
          <table:table-cell table:formula="of:=[.B56]/[.C56]" office:value-type="float" office:value="825905.91555112">
            <text:p>82590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6])" office:value-type="float" office:value="5.07918124604762">
            <text:p>5,079181246</text:p>
          </table:table-cell>
          <table:table-cell table:formula="of:=LOG([.C56])" office:value-type="float" office:value="-0.837749330710734">
            <text:p>-0,83774933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0">
            <text:p>140000</text:p>
          </table:table-cell>
          <table:table-cell table:style-name="ce1" office:value-type="float" office:value="0.066036">
            <text:p>6,60E-002</text:p>
          </table:table-cell>
          <table:table-cell table:formula="of:=[.B57]/[.C57]" office:value-type="float" office:value="2120055.72717911">
            <text:p>21200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7])" office:value-type="float" office:value="5.14612803567824">
            <text:p>5,1461280357</text:p>
          </table:table-cell>
          <table:table-cell table:formula="of:=LOG([.C57])" office:value-type="float" office:value="-1.18021924114122">
            <text:p>-1,18021924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0">
            <text:p>160000</text:p>
          </table:table-cell>
          <table:table-cell table:style-name="ce1" office:value-type="float" office:value="0.128671">
            <text:p>1,29E-001</text:p>
          </table:table-cell>
          <table:table-cell table:formula="of:=[.B58]/[.C58]" office:value-type="float" office:value="1243481.43715367">
            <text:p>124348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8])" office:value-type="float" office:value="5.20411998265592">
            <text:p>5,2041199827</text:p>
          </table:table-cell>
          <table:table-cell table:formula="of:=LOG([.C58])" office:value-type="float" office:value="-0.890519323796108">
            <text:p>-0,890519323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0">
            <text:p>180000</text:p>
          </table:table-cell>
          <table:table-cell table:style-name="ce1" office:value-type="float" office:value="0.128305">
            <text:p>1,28E-001</text:p>
          </table:table-cell>
          <table:table-cell table:formula="of:=[.B59]/[.C59]" office:value-type="float" office:value="1402907.13534157">
            <text:p>140290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59])" office:value-type="float" office:value="5.25527250510331">
            <text:p>5,2552725051</text:p>
          </table:table-cell>
          <table:table-cell table:formula="of:=LOG([.C59])" office:value-type="float" office:value="-0.891756418994532">
            <text:p>-0,8917564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">
            <text:p>200000</text:p>
          </table:table-cell>
          <table:table-cell table:style-name="ce1" office:value-type="float" office:value="0.150528">
            <text:p>1,51E-001</text:p>
          </table:table-cell>
          <table:table-cell table:formula="of:=[.B60]/[.C60]" office:value-type="float" office:value="1328656.46258503">
            <text:p>13286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0])" office:value-type="float" office:value="5.30102999566398">
            <text:p>5,3010299957</text:p>
          </table:table-cell>
          <table:table-cell table:formula="of:=LOG([.C60])" office:value-type="float" office:value="-0.822382708612012">
            <text:p>-0,822382708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0">
            <text:p>220000</text:p>
          </table:table-cell>
          <table:table-cell table:style-name="ce1" office:value-type="float" office:value="0.129914">
            <text:p>1,30E-001</text:p>
          </table:table-cell>
          <table:table-cell table:formula="of:=[.B61]/[.C61]" office:value-type="float" office:value="1693427.9600351">
            <text:p>169342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1])" office:value-type="float" office:value="5.34242268082221">
            <text:p>5,3424226808</text:p>
          </table:table-cell>
          <table:table-cell table:formula="of:=LOG([.C61])" office:value-type="float" office:value="-0.886344045269336">
            <text:p>-0,886344045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0">
            <text:p>240000</text:p>
          </table:table-cell>
          <table:table-cell table:style-name="ce1" office:value-type="float" office:value="0.100031">
            <text:p>1,00E-001</text:p>
          </table:table-cell>
          <table:table-cell table:formula="of:=[.B62]/[.C62]" office:value-type="float" office:value="2399256.23056852">
            <text:p>23992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2])" office:value-type="float" office:value="5.38021124171161">
            <text:p>5,3802112417</text:p>
          </table:table-cell>
          <table:table-cell table:formula="of:=LOG([.C62])" office:value-type="float" office:value="-0.999865389574148">
            <text:p>-0,99986538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0">
            <text:p>260000</text:p>
          </table:table-cell>
          <table:table-cell table:style-name="ce1" office:value-type="float" office:value="0.152961">
            <text:p>1,53E-001</text:p>
          </table:table-cell>
          <table:table-cell table:formula="of:=[.B63]/[.C63]" office:value-type="float" office:value="1699779.6824027">
            <text:p>169978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3])" office:value-type="float" office:value="5.41497334797082">
            <text:p>5,414973348</text:p>
          </table:table-cell>
          <table:table-cell table:formula="of:=LOG([.C63])" office:value-type="float" office:value="-0.815419285808938">
            <text:p>-0,81541928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0">
            <text:p>280000</text:p>
          </table:table-cell>
          <table:table-cell table:style-name="ce1" office:value-type="float" office:value="0.286626">
            <text:p>2,87E-001</text:p>
          </table:table-cell>
          <table:table-cell table:formula="of:=[.B64]/[.C64]" office:value-type="float" office:value="976882.767090215">
            <text:p>97688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4])" office:value-type="float" office:value="5.44715803134222">
            <text:p>5,4471580313</text:p>
          </table:table-cell>
          <table:table-cell table:formula="of:=LOG([.C64])" office:value-type="float" office:value="-0.542684417063664">
            <text:p>-0,54268441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0">
            <text:p>300000</text:p>
          </table:table-cell>
          <table:table-cell table:style-name="ce1" office:value-type="float" office:value="0.167942">
            <text:p>1,68E-001</text:p>
          </table:table-cell>
          <table:table-cell table:formula="of:=[.B65]/[.C65]" office:value-type="float" office:value="1786330.99522454">
            <text:p>178633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5])" office:value-type="float" office:value="5.47712125471966">
            <text:p>5,4771212547</text:p>
          </table:table-cell>
          <table:table-cell table:formula="of:=LOG([.C65])" office:value-type="float" office:value="-0.774840679161437">
            <text:p>-0,77484067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0">
            <text:p>320000</text:p>
          </table:table-cell>
          <table:table-cell table:style-name="ce1" office:value-type="float" office:value="0.106851">
            <text:p>1,07E-001</text:p>
          </table:table-cell>
          <table:table-cell table:formula="of:=[.B66]/[.C66]" office:value-type="float" office:value="2994824.56879206">
            <text:p>299482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6])" office:value-type="float" office:value="5.50514997831991">
            <text:p>5,5051499783</text:p>
          </table:table-cell>
          <table:table-cell table:formula="of:=LOG([.C66])" office:value-type="float" office:value="-0.971221408994066">
            <text:p>-0,9712214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0">
            <text:p>340000</text:p>
          </table:table-cell>
          <table:table-cell table:style-name="ce1" office:value-type="float" office:value="0.138806">
            <text:p>1,39E-001</text:p>
          </table:table-cell>
          <table:table-cell table:formula="of:=[.B67]/[.C67]" office:value-type="float" office:value="2449461.83882541">
            <text:p>244946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7])" office:value-type="float" office:value="5.53147891704225">
            <text:p>5,531478917</text:p>
          </table:table-cell>
          <table:table-cell table:formula="of:=LOG([.C67])" office:value-type="float" office:value="-0.857591760750239">
            <text:p>-0,857591760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0">
            <text:p>360000</text:p>
          </table:table-cell>
          <table:table-cell table:style-name="ce1" office:value-type="float" office:value="0.150834">
            <text:p>1,51E-001</text:p>
          </table:table-cell>
          <table:table-cell table:formula="of:=[.B68]/[.C68]" office:value-type="float" office:value="2386729.7824098">
            <text:p>238673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8])" office:value-type="float" office:value="5.55630250076729">
            <text:p>5,5563025008</text:p>
          </table:table-cell>
          <table:table-cell table:formula="of:=LOG([.C68])" office:value-type="float" office:value="-0.821500751649061">
            <text:p>-0,821500751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0">
            <text:p>380000</text:p>
          </table:table-cell>
          <table:table-cell table:style-name="ce1" office:value-type="float" office:value="0.084874">
            <text:p>8,49E-002</text:p>
          </table:table-cell>
          <table:table-cell table:formula="of:=[.B69]/[.C69]" office:value-type="float" office:value="4477225.06303462">
            <text:p>447722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69])" office:value-type="float" office:value="5.57978359661681">
            <text:p>5,5797835966</text:p>
          </table:table-cell>
          <table:table-cell table:formula="of:=LOG([.C69])" office:value-type="float" office:value="-1.07122532961324">
            <text:p>-1,07122532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">
            <text:p>400000</text:p>
          </table:table-cell>
          <table:table-cell table:style-name="ce1" office:value-type="float" office:value="0.153243">
            <text:p>1,53E-001</text:p>
          </table:table-cell>
          <table:table-cell table:formula="of:=[.B70]/[.C70]" office:value-type="float" office:value="2610233.42012359">
            <text:p>261023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0])" office:value-type="float" office:value="5.60205999132796">
            <text:p>5,6020599913</text:p>
          </table:table-cell>
          <table:table-cell table:formula="of:=LOG([.C70])" office:value-type="float" office:value="-0.814619354530956">
            <text:p>-0,814619354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0">
            <text:p>420000</text:p>
          </table:table-cell>
          <table:table-cell table:style-name="ce1" office:value-type="float" office:value="0.107389">
            <text:p>1,07E-001</text:p>
          </table:table-cell>
          <table:table-cell table:formula="of:=[.B71]/[.C71]" office:value-type="float" office:value="3911015.09465588">
            <text:p>391101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1])" office:value-type="float" office:value="5.6232492903979">
            <text:p>5,6232492904</text:p>
          </table:table-cell>
          <table:table-cell table:formula="of:=LOG([.C71])" office:value-type="float" office:value="-0.969040201727358">
            <text:p>-0,96904020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0">
            <text:p>440000</text:p>
          </table:table-cell>
          <table:table-cell table:style-name="ce1" office:value-type="float" office:value="0.11604">
            <text:p>1,16E-001</text:p>
          </table:table-cell>
          <table:table-cell table:formula="of:=[.B72]/[.C72]" office:value-type="float" office:value="3791795.93243709">
            <text:p>379179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2])" office:value-type="float" office:value="5.64345267648619">
            <text:p>5,6434526765</text:p>
          </table:table-cell>
          <table:table-cell table:formula="of:=LOG([.C72])" office:value-type="float" office:value="-0.935392279869373">
            <text:p>-0,935392279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0">
            <text:p>460000</text:p>
          </table:table-cell>
          <table:table-cell table:style-name="ce1" office:value-type="float" office:value="0.235785">
            <text:p>2,36E-001</text:p>
          </table:table-cell>
          <table:table-cell table:formula="of:=[.B73]/[.C73]" office:value-type="float" office:value="1950929.87255339">
            <text:p>195093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3])" office:value-type="float" office:value="5.66275783168157">
            <text:p>5,6627578317</text:p>
          </table:table-cell>
          <table:table-cell table:formula="of:=LOG([.C73])" office:value-type="float" office:value="-0.627483826995123">
            <text:p>-0,6274838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0">
            <text:p>480000</text:p>
          </table:table-cell>
          <table:table-cell table:style-name="ce1" office:value-type="float" office:value="0.125347">
            <text:p>1,25E-001</text:p>
          </table:table-cell>
          <table:table-cell table:formula="of:=[.B74]/[.C74]" office:value-type="float" office:value="3829369.66979664">
            <text:p>382937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4])" office:value-type="float" office:value="5.68124123737559">
            <text:p>5,6812412374</text:p>
          </table:table-cell>
          <table:table-cell table:formula="of:=LOG([.C74])" office:value-type="float" office:value="-0.901886055794611">
            <text:p>-0,90188605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0">
            <text:p>500000</text:p>
          </table:table-cell>
          <table:table-cell table:style-name="ce1" office:value-type="float" office:value="0.273424">
            <text:p>2,73E-001</text:p>
          </table:table-cell>
          <table:table-cell table:formula="of:=[.B75]/[.C75]" office:value-type="float" office:value="1828661.71221253">
            <text:p>182866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5])" office:value-type="float" office:value="5.69897000433602">
            <text:p>5,6989700043</text:p>
          </table:table-cell>
          <table:table-cell table:formula="of:=LOG([.C75])" office:value-type="float" office:value="-0.563163367565907">
            <text:p>-0,56316336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0">
            <text:p>520000</text:p>
          </table:table-cell>
          <table:table-cell table:style-name="ce1" office:value-type="float" office:value="0.09706">
            <text:p>9,71E-002</text:p>
          </table:table-cell>
          <table:table-cell table:formula="of:=[.B76]/[.C76]" office:value-type="float" office:value="5357510.81805069">
            <text:p>535751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6])" office:value-type="float" office:value="5.7160033436348">
            <text:p>5,7160033436</text:p>
          </table:table-cell>
          <table:table-cell table:formula="of:=LOG([.C76])" office:value-type="float" office:value="-1.01295971302073">
            <text:p>-1,01295971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0">
            <text:p>540000</text:p>
          </table:table-cell>
          <table:table-cell table:style-name="ce1" office:value-type="float" office:value="0.107365">
            <text:p>1,07E-001</text:p>
          </table:table-cell>
          <table:table-cell table:formula="of:=[.B77]/[.C77]" office:value-type="float" office:value="5029572.02067713">
            <text:p>502957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7])" office:value-type="float" office:value="5.73239375982297">
            <text:p>5,7323937598</text:p>
          </table:table-cell>
          <table:table-cell table:formula="of:=LOG([.C77])" office:value-type="float" office:value="-0.969137271561764">
            <text:p>-0,969137271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0">
            <text:p>560000</text:p>
          </table:table-cell>
          <table:table-cell table:style-name="ce1" office:value-type="float" office:value="0.20054">
            <text:p>2,01E-001</text:p>
          </table:table-cell>
          <table:table-cell table:formula="of:=[.B78]/[.C78]" office:value-type="float" office:value="2792460.357036">
            <text:p>279246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8])" office:value-type="float" office:value="5.7481880270062">
            <text:p>5,748188027</text:p>
          </table:table-cell>
          <table:table-cell table:formula="of:=LOG([.C78])" office:value-type="float" office:value="-0.697798989394618">
            <text:p>-0,697798989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0">
            <text:p>580000</text:p>
          </table:table-cell>
          <table:table-cell table:style-name="ce1" office:value-type="float" office:value="0.148434">
            <text:p>1,48E-001</text:p>
          </table:table-cell>
          <table:table-cell table:formula="of:=[.B79]/[.C79]" office:value-type="float" office:value="3907460.5548594">
            <text:p>390746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79])" office:value-type="float" office:value="5.76342799356294">
            <text:p>5,7634279936</text:p>
          </table:table-cell>
          <table:table-cell table:formula="of:=LOG([.C79])" office:value-type="float" office:value="-0.828466609022499">
            <text:p>-0,8284666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">
            <text:p>600000</text:p>
          </table:table-cell>
          <table:table-cell table:style-name="ce1" office:value-type="float" office:value="0.129493">
            <text:p>1,29E-001</text:p>
          </table:table-cell>
          <table:table-cell table:formula="of:=[.B80]/[.C80]" office:value-type="float" office:value="4633455.09023654">
            <text:p>463345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0])" office:value-type="float" office:value="5.77815125038364">
            <text:p>5,7781512504</text:p>
          </table:table-cell>
          <table:table-cell table:formula="of:=LOG([.C80])" office:value-type="float" office:value="-0.887753707594622">
            <text:p>-0,88775370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0">
            <text:p>620000</text:p>
          </table:table-cell>
          <table:table-cell table:style-name="ce1" office:value-type="float" office:value="0.048315">
            <text:p>4,83E-002</text:p>
          </table:table-cell>
          <table:table-cell table:formula="of:=[.B81]/[.C81]" office:value-type="float" office:value="12832453.6893304">
            <text:p>128324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1])" office:value-type="float" office:value="5.79239168949825">
            <text:p>5,7923916895</text:p>
          </table:table-cell>
          <table:table-cell table:formula="of:=LOG([.C81])" office:value-type="float" office:value="-1.31591801612463">
            <text:p>-1,315918016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0">
            <text:p>640000</text:p>
          </table:table-cell>
          <table:table-cell table:style-name="ce1" office:value-type="float" office:value="0.126478">
            <text:p>1,26E-001</text:p>
          </table:table-cell>
          <table:table-cell table:formula="of:=[.B82]/[.C82]" office:value-type="float" office:value="5060168.56686538">
            <text:p>506016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2])" office:value-type="float" office:value="5.80617997398389">
            <text:p>5,806179974</text:p>
          </table:table-cell>
          <table:table-cell table:formula="of:=LOG([.C82])" office:value-type="float" office:value="-0.897985010531819">
            <text:p>-0,897985010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0">
            <text:p>660000</text:p>
          </table:table-cell>
          <table:table-cell table:style-name="ce1" office:value-type="float" office:value="0.194086">
            <text:p>1,94E-001</text:p>
          </table:table-cell>
          <table:table-cell table:formula="of:=[.B83]/[.C83]" office:value-type="float" office:value="3400554.39341323">
            <text:p>34005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3])" office:value-type="float" office:value="5.81954393554187">
            <text:p>5,8195439355</text:p>
          </table:table-cell>
          <table:table-cell table:formula="of:=LOG([.C83])" office:value-type="float" office:value="-0.712005790433533">
            <text:p>-0,712005790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0">
            <text:p>680000</text:p>
          </table:table-cell>
          <table:table-cell table:style-name="ce1" office:value-type="float" office:value="0.180166">
            <text:p>1,80E-001</text:p>
          </table:table-cell>
          <table:table-cell table:formula="of:=[.B84]/[.C84]" office:value-type="float" office:value="3774297.03717683">
            <text:p>377429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4])" office:value-type="float" office:value="5.83250891270624">
            <text:p>5,8325089127</text:p>
          </table:table-cell>
          <table:table-cell table:formula="of:=LOG([.C84])" office:value-type="float" office:value="-0.744327163443415">
            <text:p>-0,744327163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0">
            <text:p>700000</text:p>
          </table:table-cell>
          <table:table-cell table:style-name="ce1" office:value-type="float" office:value="0.059042">
            <text:p>5,90E-002</text:p>
          </table:table-cell>
          <table:table-cell table:formula="of:=[.B85]/[.C85]" office:value-type="float" office:value="11855966.9387893">
            <text:p>1185596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5])" office:value-type="float" office:value="5.84509804001426">
            <text:p>5,84509804</text:p>
          </table:table-cell>
          <table:table-cell table:formula="of:=LOG([.C85])" office:value-type="float" office:value="-1.2288389395615">
            <text:p>-1,228838939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0">
            <text:p>720000</text:p>
          </table:table-cell>
          <table:table-cell table:style-name="ce1" office:value-type="float" office:value="0.135002">
            <text:p>1,35E-001</text:p>
          </table:table-cell>
          <table:table-cell table:formula="of:=[.B86]/[.C86]" office:value-type="float" office:value="5333254.32215819">
            <text:p>53332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6])" office:value-type="float" office:value="5.85733249643127">
            <text:p>5,8573324964</text:p>
          </table:table-cell>
          <table:table-cell table:formula="of:=LOG([.C86])" office:value-type="float" office:value="-0.869659797560328">
            <text:p>-0,869659797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0">
            <text:p>740000</text:p>
          </table:table-cell>
          <table:table-cell table:style-name="ce1" office:value-type="float" office:value="0.146299">
            <text:p>1,46E-001</text:p>
          </table:table-cell>
          <table:table-cell table:formula="of:=[.B87]/[.C87]" office:value-type="float" office:value="5058134.36865597">
            <text:p>505813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7])" office:value-type="float" office:value="5.86923171973098">
            <text:p>5,8692317197</text:p>
          </table:table-cell>
          <table:table-cell table:formula="of:=LOG([.C87])" office:value-type="float" office:value="-0.834758642404875">
            <text:p>-0,834758642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0">
            <text:p>760000</text:p>
          </table:table-cell>
          <table:table-cell table:style-name="ce1" office:value-type="float" office:value="0.128632">
            <text:p>1,29E-001</text:p>
          </table:table-cell>
          <table:table-cell table:formula="of:=[.B88]/[.C88]" office:value-type="float" office:value="5908327.63231544">
            <text:p>590832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8])" office:value-type="float" office:value="5.88081359228079">
            <text:p>5,8808135923</text:p>
          </table:table-cell>
          <table:table-cell table:formula="of:=LOG([.C88])" office:value-type="float" office:value="-0.890650977798773">
            <text:p>-0,890650977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0">
            <text:p>780000</text:p>
          </table:table-cell>
          <table:table-cell table:style-name="ce1" office:value-type="float" office:value="0.106419">
            <text:p>1,06E-001</text:p>
          </table:table-cell>
          <table:table-cell table:formula="of:=[.B89]/[.C89]" office:value-type="float" office:value="7329518.22512897">
            <text:p>732951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89])" office:value-type="float" office:value="5.89209460269048">
            <text:p>5,8920946027</text:p>
          </table:table-cell>
          <table:table-cell table:formula="of:=LOG([.C89])" office:value-type="float" office:value="-0.97298082637843">
            <text:p>-0,972980826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">
            <text:p>800000</text:p>
          </table:table-cell>
          <table:table-cell table:style-name="ce1" office:value-type="float" office:value="0.200613">
            <text:p>2,01E-001</text:p>
          </table:table-cell>
          <table:table-cell table:formula="of:=[.B90]/[.C90]" office:value-type="float" office:value="3987777.46207873">
            <text:p>398777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0])" office:value-type="float" office:value="5.90308998699194">
            <text:p>5,903089987</text:p>
          </table:table-cell>
          <table:table-cell table:formula="of:=LOG([.C90])" office:value-type="float" office:value="-0.697640927520326">
            <text:p>-0,697640927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0">
            <text:p>820000</text:p>
          </table:table-cell>
          <table:table-cell table:style-name="ce1" office:value-type="float" office:value="0.172188">
            <text:p>1,72E-001</text:p>
          </table:table-cell>
          <table:table-cell table:formula="of:=[.B91]/[.C91]" office:value-type="float" office:value="4762236.62508421">
            <text:p>476223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1])" office:value-type="float" office:value="5.91381385238372">
            <text:p>5,9138138524</text:p>
          </table:table-cell>
          <table:table-cell table:formula="of:=LOG([.C91])" office:value-type="float" office:value="-0.763997118360749">
            <text:p>-0,763997118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0">
            <text:p>840000</text:p>
          </table:table-cell>
          <table:table-cell table:style-name="ce1" office:value-type="float" office:value="0.33894">
            <text:p>3,39E-001</text:p>
          </table:table-cell>
          <table:table-cell table:formula="of:=[.B92]/[.C92]" office:value-type="float" office:value="2478314.74597274">
            <text:p>247831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2])" office:value-type="float" office:value="5.92427928606188">
            <text:p>5,9242792861</text:p>
          </table:table-cell>
          <table:table-cell table:formula="of:=LOG([.C92])" office:value-type="float" office:value="-0.469877174880029">
            <text:p>-0,469877174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0">
            <text:p>860000</text:p>
          </table:table-cell>
          <table:table-cell table:style-name="ce1" office:value-type="float" office:value="0.112906">
            <text:p>1,13E-001</text:p>
          </table:table-cell>
          <table:table-cell table:formula="of:=[.B93]/[.C93]" office:value-type="float" office:value="7616955.69766">
            <text:p>76169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3])" office:value-type="float" office:value="5.93449845124357">
            <text:p>5,9344984512</text:p>
          </table:table-cell>
          <table:table-cell table:formula="of:=LOG([.C93])" office:value-type="float" office:value="-0.947282978379258">
            <text:p>-0,947282978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0">
            <text:p>880000</text:p>
          </table:table-cell>
          <table:table-cell table:style-name="ce1" office:value-type="float" office:value="0.200476">
            <text:p>2,00E-001</text:p>
          </table:table-cell>
          <table:table-cell table:formula="of:=[.B94]/[.C94]" office:value-type="float" office:value="4389552.86418324">
            <text:p>438955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4])" office:value-type="float" office:value="5.94448267215017">
            <text:p>5,9444826722</text:p>
          </table:table-cell>
          <table:table-cell table:formula="of:=LOG([.C94])" office:value-type="float" office:value="-0.697937611529784">
            <text:p>-0,697937611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0">
            <text:p>900000</text:p>
          </table:table-cell>
          <table:table-cell table:style-name="ce1" office:value-type="float" office:value="0.166275">
            <text:p>1,66E-001</text:p>
          </table:table-cell>
          <table:table-cell table:formula="of:=[.B95]/[.C95]" office:value-type="float" office:value="5412719.8917456">
            <text:p>541272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5])" office:value-type="float" office:value="5.95424250943932">
            <text:p>5,9542425094</text:p>
          </table:table-cell>
          <table:table-cell table:formula="of:=LOG([.C95])" office:value-type="float" office:value="-0.779173043493812">
            <text:p>-0,77917304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0">
            <text:p>920000</text:p>
          </table:table-cell>
          <table:table-cell table:style-name="ce1" office:value-type="float" office:value="0.242935">
            <text:p>2,43E-001</text:p>
          </table:table-cell>
          <table:table-cell table:formula="of:=[.B96]/[.C96]" office:value-type="float" office:value="3787021.21966781">
            <text:p>378702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6])" office:value-type="float" office:value="5.96378782734556">
            <text:p>5,9637878273</text:p>
          </table:table-cell>
          <table:table-cell table:formula="of:=LOG([.C96])" office:value-type="float" office:value="-0.614509911247365">
            <text:p>-0,614509911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0">
            <text:p>940000</text:p>
          </table:table-cell>
          <table:table-cell table:style-name="ce1" office:value-type="float" office:value="0.21928">
            <text:p>2,19E-001</text:p>
          </table:table-cell>
          <table:table-cell table:formula="of:=[.B97]/[.C97]" office:value-type="float" office:value="4286756.65815396">
            <text:p>428675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7])" office:value-type="float" office:value="5.9731278535997">
            <text:p>5,9731278536</text:p>
          </table:table-cell>
          <table:table-cell table:formula="of:=LOG([.C97])" office:value-type="float" office:value="-0.659000977468558">
            <text:p>-0,659000977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0">
            <text:p>960000</text:p>
          </table:table-cell>
          <table:table-cell table:style-name="ce1" office:value-type="float" office:value="0.206088">
            <text:p>2,06E-001</text:p>
          </table:table-cell>
          <table:table-cell table:formula="of:=[.B98]/[.C98]" office:value-type="float" office:value="4658204.2622569">
            <text:p>465820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8])" office:value-type="float" office:value="5.98227123303957">
            <text:p>5,982271233</text:p>
          </table:table-cell>
          <table:table-cell table:formula="of:=LOG([.C98])" office:value-type="float" office:value="-0.685947295389673">
            <text:p>-0,685947295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0">
            <text:p>980000</text:p>
          </table:table-cell>
          <table:table-cell table:style-name="ce1" office:value-type="float" office:value="0.282757">
            <text:p>2,83E-001</text:p>
          </table:table-cell>
          <table:table-cell table:formula="of:=[.B99]/[.C99]" office:value-type="float" office:value="3465873.52390922">
            <text:p>346587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99])" office:value-type="float" office:value="5.99122607569249">
            <text:p>5,9912260757</text:p>
          </table:table-cell>
          <table:table-cell table:formula="of:=LOG([.C99])" office:value-type="float" office:value="-0.548586634771233">
            <text:p>-0,54858663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">
            <text:p>1000000</text:p>
          </table:table-cell>
          <table:table-cell table:style-name="ce1" office:value-type="float" office:value="0.131543">
            <text:p>1,32E-001</text:p>
          </table:table-cell>
          <table:table-cell table:formula="of:=[.B100]/[.C100]" office:value-type="float" office:value="7602076.88740564">
            <text:p>760207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0])" office:value-type="float" office:value="6">
            <text:p>6</text:p>
          </table:table-cell>
          <table:table-cell table:formula="of:=LOG([.C100])" office:value-type="float" office:value="-0.880932257743688">
            <text:p>-0,880932257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">
            <text:p>200000</text:p>
          </table:table-cell>
          <table:table-cell table:style-name="ce1" office:value-type="float" office:value="0.082387">
            <text:p>8,24E-002</text:p>
          </table:table-cell>
          <table:table-cell table:formula="of:=[.B101]/[.C101]" office:value-type="float" office:value="2427567.45603068">
            <text:p>242756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1])" office:value-type="float" office:value="5.30102999566398">
            <text:p>5,3010299957</text:p>
          </table:table-cell>
          <table:table-cell table:formula="of:=LOG([.C101])" office:value-type="float" office:value="-1.08414131104165">
            <text:p>-1,0841413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">
            <text:p>400000</text:p>
          </table:table-cell>
          <table:table-cell table:style-name="ce1" office:value-type="float" office:value="0.17288">
            <text:p>1,73E-001</text:p>
          </table:table-cell>
          <table:table-cell table:formula="of:=[.B102]/[.C102]" office:value-type="float" office:value="2313743.637205">
            <text:p>231374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2])" office:value-type="float" office:value="5.60205999132796">
            <text:p>5,6020599913</text:p>
          </table:table-cell>
          <table:table-cell table:formula="of:=LOG([.C102])" office:value-type="float" office:value="-0.762255246124815">
            <text:p>-0,762255246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">
            <text:p>600000</text:p>
          </table:table-cell>
          <table:table-cell table:style-name="ce1" office:value-type="float" office:value="0.16702">
            <text:p>1,67E-001</text:p>
          </table:table-cell>
          <table:table-cell table:formula="of:=[.B103]/[.C103]" office:value-type="float" office:value="3592384.1456113">
            <text:p>359238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3])" office:value-type="float" office:value="5.77815125038364">
            <text:p>5,7781512504</text:p>
          </table:table-cell>
          <table:table-cell table:formula="of:=LOG([.C103])" office:value-type="float" office:value="-0.77723152065142">
            <text:p>-0,777231520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">
            <text:p>800000</text:p>
          </table:table-cell>
          <table:table-cell table:style-name="ce1" office:value-type="float" office:value="0.109126">
            <text:p>1,09E-001</text:p>
          </table:table-cell>
          <table:table-cell table:formula="of:=[.B104]/[.C104]" office:value-type="float" office:value="7330975.20297638">
            <text:p>733097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4])" office:value-type="float" office:value="5.90308998699194">
            <text:p>5,903089987</text:p>
          </table:table-cell>
          <table:table-cell table:formula="of:=LOG([.C104])" office:value-type="float" office:value="-0.962071763515542">
            <text:p>-0,962071763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">
            <text:p>1000000</text:p>
          </table:table-cell>
          <table:table-cell table:style-name="ce1" office:value-type="float" office:value="0.165771">
            <text:p>1,66E-001</text:p>
          </table:table-cell>
          <table:table-cell table:formula="of:=[.B105]/[.C105]" office:value-type="float" office:value="6032418.21549004">
            <text:p>603241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5])" office:value-type="float" office:value="6">
            <text:p>6</text:p>
          </table:table-cell>
          <table:table-cell table:formula="of:=LOG([.C105])" office:value-type="float" office:value="-0.780491442673297">
            <text:p>-0,780491442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200000">
            <text:p>1200000</text:p>
          </table:table-cell>
          <table:table-cell table:style-name="ce1" office:value-type="float" office:value="0.206742">
            <text:p>2,07E-001</text:p>
          </table:table-cell>
          <table:table-cell table:formula="of:=[.B106]/[.C106]" office:value-type="float" office:value="5804335.83887164">
            <text:p>580433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6])" office:value-type="float" office:value="6.07918124604762">
            <text:p>6,079181246</text:p>
          </table:table-cell>
          <table:table-cell table:formula="of:=LOG([.C106])" office:value-type="float" office:value="-0.684571286723785">
            <text:p>-0,68457128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400000">
            <text:p>1400000</text:p>
          </table:table-cell>
          <table:table-cell table:style-name="ce1" office:value-type="float" office:value="0.203527">
            <text:p>2,04E-001</text:p>
          </table:table-cell>
          <table:table-cell table:formula="of:=[.B107]/[.C107]" office:value-type="float" office:value="6878694.22730154">
            <text:p>687869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7])" office:value-type="float" office:value="6.14612803567824">
            <text:p>6,1461280357</text:p>
          </table:table-cell>
          <table:table-cell table:formula="of:=LOG([.C107])" office:value-type="float" office:value="-0.69137796888008">
            <text:p>-0,691377968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600000">
            <text:p>1600000</text:p>
          </table:table-cell>
          <table:table-cell table:style-name="ce1" office:value-type="float" office:value="0.213865">
            <text:p>2,14E-001</text:p>
          </table:table-cell>
          <table:table-cell table:formula="of:=[.B108]/[.C108]" office:value-type="float" office:value="7481355.06043532">
            <text:p>748135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8])" office:value-type="float" office:value="6.20411998265592">
            <text:p>6,2041199827</text:p>
          </table:table-cell>
          <table:table-cell table:formula="of:=LOG([.C108])" office:value-type="float" office:value="-0.669860283921222">
            <text:p>-0,669860283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800000">
            <text:p>1800000</text:p>
          </table:table-cell>
          <table:table-cell table:style-name="ce1" office:value-type="float" office:value="0.16394">
            <text:p>1,64E-001</text:p>
          </table:table-cell>
          <table:table-cell table:formula="of:=[.B109]/[.C109]" office:value-type="float" office:value="10979626.6926924">
            <text:p>1097962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09])" office:value-type="float" office:value="6.25527250510331">
            <text:p>6,2552725051</text:p>
          </table:table-cell>
          <table:table-cell table:formula="of:=LOG([.C109])" office:value-type="float" office:value="-0.785315069249399">
            <text:p>-0,78531506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000000">
            <text:p>2000000</text:p>
          </table:table-cell>
          <table:table-cell table:style-name="ce1" office:value-type="float" office:value="0.200644">
            <text:p>2,01E-001</text:p>
          </table:table-cell>
          <table:table-cell table:formula="of:=[.B110]/[.C110]" office:value-type="float" office:value="9967903.35120911">
            <text:p>996790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0])" office:value-type="float" office:value="6.30102999566398">
            <text:p>6,3010299957</text:p>
          </table:table-cell>
          <table:table-cell table:formula="of:=LOG([.C110])" office:value-type="float" office:value="-0.697573822752231">
            <text:p>-0,697573822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200000">
            <text:p>2200000</text:p>
          </table:table-cell>
          <table:table-cell table:style-name="ce1" office:value-type="float" office:value="0.371513">
            <text:p>3,72E-001</text:p>
          </table:table-cell>
          <table:table-cell table:formula="of:=[.B111]/[.C111]" office:value-type="float" office:value="5921730.86809883">
            <text:p>592173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1])" office:value-type="float" office:value="6.34242268082221">
            <text:p>6,3424226808</text:p>
          </table:table-cell>
          <table:table-cell table:formula="of:=LOG([.C111])" office:value-type="float" office:value="-0.43002598478501">
            <text:p>-0,43002598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400000">
            <text:p>2400000</text:p>
          </table:table-cell>
          <table:table-cell table:style-name="ce1" office:value-type="float" office:value="0.193095">
            <text:p>1,93E-001</text:p>
          </table:table-cell>
          <table:table-cell table:formula="of:=[.B112]/[.C112]" office:value-type="float" office:value="12429115.2023615">
            <text:p>1242911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2])" office:value-type="float" office:value="6.38021124171161">
            <text:p>6,3802112417</text:p>
          </table:table-cell>
          <table:table-cell table:formula="of:=LOG([.C112])" office:value-type="float" office:value="-0.714228971691984">
            <text:p>-0,71422897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600000">
            <text:p>2600000</text:p>
          </table:table-cell>
          <table:table-cell table:style-name="ce1" office:value-type="float" office:value="0.366419">
            <text:p>3,66E-001</text:p>
          </table:table-cell>
          <table:table-cell table:formula="of:=[.B113]/[.C113]" office:value-type="float" office:value="7095701.91502078">
            <text:p>709570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3])" office:value-type="float" office:value="6.41497334797082">
            <text:p>6,414973348</text:p>
          </table:table-cell>
          <table:table-cell table:formula="of:=LOG([.C113])" office:value-type="float" office:value="-0.436022014858945">
            <text:p>-0,436022014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2800000">
            <text:p>2800000</text:p>
          </table:table-cell>
          <table:table-cell table:style-name="ce1" office:value-type="float" office:value="0.40846">
            <text:p>4,08E-001</text:p>
          </table:table-cell>
          <table:table-cell table:formula="of:=[.B114]/[.C114]" office:value-type="float" office:value="6855016.40307496">
            <text:p>685501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4])" office:value-type="float" office:value="6.44715803134222">
            <text:p>6,4471580313</text:p>
          </table:table-cell>
          <table:table-cell table:formula="of:=LOG([.C114])" office:value-type="float" office:value="-0.388850466989209">
            <text:p>-0,3888504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000000">
            <text:p>3000000</text:p>
          </table:table-cell>
          <table:table-cell table:style-name="ce1" office:value-type="float" office:value="0.615819">
            <text:p>6,16E-001</text:p>
          </table:table-cell>
          <table:table-cell table:formula="of:=[.B115]/[.C115]" office:value-type="float" office:value="4871561.28667677">
            <text:p>487156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5])" office:value-type="float" office:value="6.47712125471966">
            <text:p>6,4771212547</text:p>
          </table:table-cell>
          <table:table-cell table:formula="of:=LOG([.C115])" office:value-type="float" office:value="-0.210546915842271">
            <text:p>-0,210546915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200000">
            <text:p>3200000</text:p>
          </table:table-cell>
          <table:table-cell table:style-name="ce1" office:value-type="float" office:value="0.485751">
            <text:p>4,86E-001</text:p>
          </table:table-cell>
          <table:table-cell table:formula="of:=[.B116]/[.C116]" office:value-type="float" office:value="6587737.33867764">
            <text:p>658773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6])" office:value-type="float" office:value="6.50514997831991">
            <text:p>6,5051499783</text:p>
          </table:table-cell>
          <table:table-cell table:formula="of:=LOG([.C116])" office:value-type="float" office:value="-0.313586296659143">
            <text:p>-0,31358629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400000">
            <text:p>3400000</text:p>
          </table:table-cell>
          <table:table-cell table:style-name="ce1" office:value-type="float" office:value="0.525471">
            <text:p>5,25E-001</text:p>
          </table:table-cell>
          <table:table-cell table:formula="of:=[.B117]/[.C117]" office:value-type="float" office:value="6470385.61595217">
            <text:p>647038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7])" office:value-type="float" office:value="6.53147891704225">
            <text:p>6,531478917</text:p>
          </table:table-cell>
          <table:table-cell table:formula="of:=LOG([.C117])" office:value-type="float" office:value="-0.279451247071526">
            <text:p>-0,27945124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600000">
            <text:p>3600000</text:p>
          </table:table-cell>
          <table:table-cell table:style-name="ce1" office:value-type="float" office:value="0.562811">
            <text:p>5,63E-001</text:p>
          </table:table-cell>
          <table:table-cell table:formula="of:=[.B118]/[.C118]" office:value-type="float" office:value="6396463.46642123">
            <text:p>639646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8])" office:value-type="float" office:value="6.55630250076729">
            <text:p>6,5563025008</text:p>
          </table:table-cell>
          <table:table-cell table:formula="of:=LOG([.C118])" office:value-type="float" office:value="-0.249637422977492">
            <text:p>-0,24963742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3800000">
            <text:p>3800000</text:p>
          </table:table-cell>
          <table:table-cell table:style-name="ce1" office:value-type="float" office:value="0.962182">
            <text:p>9,62E-001</text:p>
          </table:table-cell>
          <table:table-cell table:formula="of:=[.B119]/[.C119]" office:value-type="float" office:value="3949356.77449796">
            <text:p>394935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19])" office:value-type="float" office:value="6.57978359661681">
            <text:p>6,5797835966</text:p>
          </table:table-cell>
          <table:table-cell table:formula="of:=LOG([.C119])" office:value-type="float" office:value="-0.0167427719125596">
            <text:p>-0,01674277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000000">
            <text:p>4000000</text:p>
          </table:table-cell>
          <table:table-cell table:style-name="ce1" office:value-type="float" office:value="0.521153">
            <text:p>5,21E-001</text:p>
          </table:table-cell>
          <table:table-cell table:formula="of:=[.B120]/[.C120]" office:value-type="float" office:value="7675289.21449171">
            <text:p>767528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0])" office:value-type="float" office:value="6.60205999132796">
            <text:p>6,6020599913</text:p>
          </table:table-cell>
          <table:table-cell table:formula="of:=LOG([.C120])" office:value-type="float" office:value="-0.283034757888538">
            <text:p>-0,28303475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200000">
            <text:p>4200000</text:p>
          </table:table-cell>
          <table:table-cell table:style-name="ce1" office:value-type="float" office:value="0.506306">
            <text:p>5,06E-001</text:p>
          </table:table-cell>
          <table:table-cell table:formula="of:=[.B121]/[.C121]" office:value-type="float" office:value="8295378.68403693">
            <text:p>8295379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1])" office:value-type="float" office:value="6.6232492903979">
            <text:p>6,6232492904</text:p>
          </table:table-cell>
          <table:table-cell table:formula="of:=LOG([.C121])" office:value-type="float" office:value="-0.29558692595811">
            <text:p>-0,2955869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400000">
            <text:p>4400000</text:p>
          </table:table-cell>
          <table:table-cell table:style-name="ce1" office:value-type="float" office:value="0.741408">
            <text:p>7,41E-001</text:p>
          </table:table-cell>
          <table:table-cell table:formula="of:=[.B122]/[.C122]" office:value-type="float" office:value="5934654.06361949">
            <text:p>59346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2])" office:value-type="float" office:value="6.64345267648619">
            <text:p>6,6434526765</text:p>
          </table:table-cell>
          <table:table-cell table:formula="of:=LOG([.C122])" office:value-type="float" office:value="-0.12994273212206">
            <text:p>-0,129942732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600000">
            <text:p>4600000</text:p>
          </table:table-cell>
          <table:table-cell table:style-name="ce1" office:value-type="float" office:value="0.520695">
            <text:p>5,21E-001</text:p>
          </table:table-cell>
          <table:table-cell table:formula="of:=[.B123]/[.C123]" office:value-type="float" office:value="8834346.40240448">
            <text:p>883434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3])" office:value-type="float" office:value="6.66275783168157">
            <text:p>6,6627578317</text:p>
          </table:table-cell>
          <table:table-cell table:formula="of:=LOG([.C123])" office:value-type="float" office:value="-0.283416592638952">
            <text:p>-0,283416592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4800000">
            <text:p>4800000</text:p>
          </table:table-cell>
          <table:table-cell table:style-name="ce1" office:value-type="float" office:value="0.553972">
            <text:p>5,54E-001</text:p>
          </table:table-cell>
          <table:table-cell table:formula="of:=[.B124]/[.C124]" office:value-type="float" office:value="8664697.85476522">
            <text:p>8664698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4])" office:value-type="float" office:value="6.68124123737559">
            <text:p>6,6812412374</text:p>
          </table:table-cell>
          <table:table-cell table:formula="of:=LOG([.C124])" office:value-type="float" office:value="-0.256512185727892">
            <text:p>-0,256512185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000000">
            <text:p>5000000</text:p>
          </table:table-cell>
          <table:table-cell table:style-name="ce1" office:value-type="float" office:value="0.879682">
            <text:p>8,80E-001</text:p>
          </table:table-cell>
          <table:table-cell table:formula="of:=[.B125]/[.C125]" office:value-type="float" office:value="5683872.12651845">
            <text:p>568387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5])" office:value-type="float" office:value="6.69897000433602">
            <text:p>6,6989700043</text:p>
          </table:table-cell>
          <table:table-cell table:formula="of:=LOG([.C125])" office:value-type="float" office:value="-0.055674294445783">
            <text:p>-0,055674294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200000">
            <text:p>5200000</text:p>
          </table:table-cell>
          <table:table-cell table:style-name="ce1" office:value-type="float" office:value="0.703617">
            <text:p>7,04E-001</text:p>
          </table:table-cell>
          <table:table-cell table:formula="of:=[.B126]/[.C126]" office:value-type="float" office:value="7390384.25734455">
            <text:p>739038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6])" office:value-type="float" office:value="6.7160033436348">
            <text:p>6,7160033436</text:p>
          </table:table-cell>
          <table:table-cell table:formula="of:=LOG([.C126])" office:value-type="float" office:value="-0.152663676154597">
            <text:p>-0,152663676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400000">
            <text:p>5400000</text:p>
          </table:table-cell>
          <table:table-cell table:style-name="ce1" office:value-type="float" office:value="0.840775">
            <text:p>8,41E-001</text:p>
          </table:table-cell>
          <table:table-cell table:formula="of:=[.B127]/[.C127]" office:value-type="float" office:value="6422645.77324492">
            <text:p>642264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7])" office:value-type="float" office:value="6.73239375982297">
            <text:p>6,7323937598</text:p>
          </table:table-cell>
          <table:table-cell table:formula="of:=LOG([.C127])" office:value-type="float" office:value="-0.0753202103045822">
            <text:p>-0,0753202103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600000">
            <text:p>5600000</text:p>
          </table:table-cell>
          <table:table-cell table:style-name="ce1" office:value-type="float" office:value="0.580857">
            <text:p>5,81E-001</text:p>
          </table:table-cell>
          <table:table-cell table:formula="of:=[.B128]/[.C128]" office:value-type="float" office:value="9640927.11286943">
            <text:p>964092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8])" office:value-type="float" office:value="6.7481880270062">
            <text:p>6,748188027</text:p>
          </table:table-cell>
          <table:table-cell table:formula="of:=LOG([.C128])" office:value-type="float" office:value="-0.235930772523485">
            <text:p>-0,235930772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5800000">
            <text:p>5800000</text:p>
          </table:table-cell>
          <table:table-cell table:style-name="ce1" office:value-type="float" office:value="0.889006">
            <text:p>8,89E-001</text:p>
          </table:table-cell>
          <table:table-cell table:formula="of:=[.B129]/[.C129]" office:value-type="float" office:value="6524140.44449644">
            <text:p>652414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29])" office:value-type="float" office:value="6.76342799356294">
            <text:p>6,7634279936</text:p>
          </table:table-cell>
          <table:table-cell table:formula="of:=LOG([.C129])" office:value-type="float" office:value="-0.0510953079183149">
            <text:p>-0,051095307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000000">
            <text:p>6000000</text:p>
          </table:table-cell>
          <table:table-cell table:style-name="ce1" office:value-type="float" office:value="0.688125">
            <text:p>6,88E-001</text:p>
          </table:table-cell>
          <table:table-cell table:formula="of:=[.B130]/[.C130]" office:value-type="float" office:value="8719346.04904632">
            <text:p>871934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0])" office:value-type="float" office:value="6.77815125038364">
            <text:p>6,7781512504</text:p>
          </table:table-cell>
          <table:table-cell table:formula="of:=LOG([.C130])" office:value-type="float" office:value="-0.162332663684173">
            <text:p>-0,162332663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200000">
            <text:p>6200000</text:p>
          </table:table-cell>
          <table:table-cell table:style-name="ce1" office:value-type="float" office:value="0.6595">
            <text:p>6,60E-001</text:p>
          </table:table-cell>
          <table:table-cell table:formula="of:=[.B131]/[.C131]" office:value-type="float" office:value="9401061.41015921">
            <text:p>940106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1])" office:value-type="float" office:value="6.79239168949825">
            <text:p>6,7923916895</text:p>
          </table:table-cell>
          <table:table-cell table:formula="of:=LOG([.C131])" office:value-type="float" office:value="-0.180785200117616">
            <text:p>-0,180785200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400000">
            <text:p>6400000</text:p>
          </table:table-cell>
          <table:table-cell table:style-name="ce1" office:value-type="float" office:value="0.667553">
            <text:p>6,68E-001</text:p>
          </table:table-cell>
          <table:table-cell table:formula="of:=[.B132]/[.C132]" office:value-type="float" office:value="9587253.7461445">
            <text:p>958725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2])" office:value-type="float" office:value="6.80617997398389">
            <text:p>6,806179974</text:p>
          </table:table-cell>
          <table:table-cell table:formula="of:=LOG([.C132])" office:value-type="float" office:value="-0.175514248025138">
            <text:p>-0,17551424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600000">
            <text:p>6600000</text:p>
          </table:table-cell>
          <table:table-cell table:style-name="ce1" office:value-type="float" office:value="0.872813">
            <text:p>8,73E-001</text:p>
          </table:table-cell>
          <table:table-cell table:formula="of:=[.B133]/[.C133]" office:value-type="float" office:value="7561757.21489025">
            <text:p>756175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3])" office:value-type="float" office:value="6.81954393554187">
            <text:p>6,8195439355</text:p>
          </table:table-cell>
          <table:table-cell table:formula="of:=LOG([.C133])" office:value-type="float" office:value="-0.0590787938287212">
            <text:p>-0,059078793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6800000">
            <text:p>6800000</text:p>
          </table:table-cell>
          <table:table-cell table:style-name="ce1" office:value-type="float" office:value="1.024671">
            <text:p>1,02E+000</text:p>
          </table:table-cell>
          <table:table-cell table:formula="of:=[.B134]/[.C134]" office:value-type="float" office:value="6636276.42433522">
            <text:p>663627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4])" office:value-type="float" office:value="6.83250891270624">
            <text:p>6,8325089127</text:p>
          </table:table-cell>
          <table:table-cell table:formula="of:=LOG([.C134])" office:value-type="float" office:value="0.0105844450791734">
            <text:p>0,010584445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000000">
            <text:p>7000000</text:p>
          </table:table-cell>
          <table:table-cell table:style-name="ce1" office:value-type="float" office:value="1.039635">
            <text:p>1,04E+000</text:p>
          </table:table-cell>
          <table:table-cell table:formula="of:=[.B135]/[.C135]" office:value-type="float" office:value="6733132.30124034">
            <text:p>6733132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5])" office:value-type="float" office:value="6.84509804001426">
            <text:p>6,84509804</text:p>
          </table:table-cell>
          <table:table-cell table:formula="of:=LOG([.C135])" office:value-type="float" office:value="0.016880891886112">
            <text:p>0,016880891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200000">
            <text:p>7200000</text:p>
          </table:table-cell>
          <table:table-cell table:style-name="ce1" office:value-type="float" office:value="0.951322">
            <text:p>9,51E-001</text:p>
          </table:table-cell>
          <table:table-cell table:formula="of:=[.B136]/[.C136]" office:value-type="float" office:value="7568415.32099542">
            <text:p>756841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6])" office:value-type="float" office:value="6.85733249643127">
            <text:p>6,8573324964</text:p>
          </table:table-cell>
          <table:table-cell table:formula="of:=LOG([.C136])" office:value-type="float" office:value="-0.0216724597673622">
            <text:p>-0,021672459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400000">
            <text:p>7400000</text:p>
          </table:table-cell>
          <table:table-cell table:style-name="ce1" office:value-type="float" office:value="0.773101">
            <text:p>7,73E-001</text:p>
          </table:table-cell>
          <table:table-cell table:formula="of:=[.B137]/[.C137]" office:value-type="float" office:value="9571841.19539362">
            <text:p>957184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7])" office:value-type="float" office:value="6.86923171973098">
            <text:p>6,8692317197</text:p>
          </table:table-cell>
          <table:table-cell table:formula="of:=LOG([.C137])" office:value-type="float" office:value="-0.111763764972608">
            <text:p>-0,11176376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600000">
            <text:p>7600000</text:p>
          </table:table-cell>
          <table:table-cell table:style-name="ce1" office:value-type="float" office:value="1.113998">
            <text:p>1,11E+000</text:p>
          </table:table-cell>
          <table:table-cell table:formula="of:=[.B138]/[.C138]" office:value-type="float" office:value="6822274.36674034">
            <text:p>682227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8])" office:value-type="float" office:value="6.88081359228079">
            <text:p>6,8808135923</text:p>
          </table:table-cell>
          <table:table-cell table:formula="of:=LOG([.C138])" office:value-type="float" office:value="0.0468844111341702">
            <text:p>0,046884411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7800000">
            <text:p>7800000</text:p>
          </table:table-cell>
          <table:table-cell table:style-name="ce1" office:value-type="float" office:value="1.169125">
            <text:p>1,17E+000</text:p>
          </table:table-cell>
          <table:table-cell table:formula="of:=[.B139]/[.C139]" office:value-type="float" office:value="6671656.15310596">
            <text:p>667165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39])" office:value-type="float" office:value="6.89209460269048">
            <text:p>6,8920946027</text:p>
          </table:table-cell>
          <table:table-cell table:formula="of:=LOG([.C139])" office:value-type="float" office:value="0.0678609473534805">
            <text:p>0,067860947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000000">
            <text:p>8000000</text:p>
          </table:table-cell>
          <table:table-cell table:style-name="ce1" office:value-type="float" office:value="0.978618">
            <text:p>9,79E-001</text:p>
          </table:table-cell>
          <table:table-cell table:formula="of:=[.B140]/[.C140]" office:value-type="float" office:value="8174793.43318844">
            <text:p>817479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0])" office:value-type="float" office:value="6.90308998699194">
            <text:p>6,903089987</text:p>
          </table:table-cell>
          <table:table-cell table:formula="of:=LOG([.C140])" office:value-type="float" office:value="-0.0093868004003388">
            <text:p>-0,0093868004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200000">
            <text:p>8200000</text:p>
          </table:table-cell>
          <table:table-cell table:style-name="ce1" office:value-type="float" office:value="1.3064">
            <text:p>1,31E+000</text:p>
          </table:table-cell>
          <table:table-cell table:formula="of:=[.B141]/[.C141]" office:value-type="float" office:value="6276791.18187385">
            <text:p>627679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1])" office:value-type="float" office:value="6.91381385238372">
            <text:p>6,9138138524</text:p>
          </table:table-cell>
          <table:table-cell table:formula="of:=LOG([.C141])" office:value-type="float" office:value="0.116076171728612">
            <text:p>0,116076171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400000">
            <text:p>8400000</text:p>
          </table:table-cell>
          <table:table-cell table:style-name="ce1" office:value-type="float" office:value="1.076527">
            <text:p>1,08E+000</text:p>
          </table:table-cell>
          <table:table-cell table:formula="of:=[.B142]/[.C142]" office:value-type="float" office:value="7802869.784037">
            <text:p>7802870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2])" office:value-type="float" office:value="6.92427928606188">
            <text:p>6,9242792861</text:p>
          </table:table-cell>
          <table:table-cell table:formula="of:=LOG([.C142])" office:value-type="float" office:value="0.0320249266852495">
            <text:p>0,0320249267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600000">
            <text:p>8600000</text:p>
          </table:table-cell>
          <table:table-cell table:style-name="ce1" office:value-type="float" office:value="1.503675">
            <text:p>1,50E+000</text:p>
          </table:table-cell>
          <table:table-cell table:formula="of:=[.B143]/[.C143]" office:value-type="float" office:value="5719320.99689095">
            <text:p>571932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3])" office:value-type="float" office:value="6.93449845124357">
            <text:p>6,9344984512</text:p>
          </table:table-cell>
          <table:table-cell table:formula="of:=LOG([.C143])" office:value-type="float" office:value="0.177153979235056">
            <text:p>0,1771539792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8800000">
            <text:p>8800000</text:p>
          </table:table-cell>
          <table:table-cell table:style-name="ce1" office:value-type="float" office:value="1.179197">
            <text:p>1,18E+000</text:p>
          </table:table-cell>
          <table:table-cell table:formula="of:=[.B144]/[.C144]" office:value-type="float" office:value="7462705.55301616">
            <text:p>746270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4])" office:value-type="float" office:value="6.94448267215017">
            <text:p>6,9444826722</text:p>
          </table:table-cell>
          <table:table-cell table:formula="of:=LOG([.C144])" office:value-type="float" office:value="0.0715863656259811">
            <text:p>0,071586365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000000">
            <text:p>9000000</text:p>
          </table:table-cell>
          <table:table-cell table:style-name="ce1" office:value-type="float" office:value="1.364701">
            <text:p>1,36E+000</text:p>
          </table:table-cell>
          <table:table-cell table:formula="of:=[.B145]/[.C145]" office:value-type="float" office:value="6594851.17985552">
            <text:p>6594851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5])" office:value-type="float" office:value="6.95424250943932">
            <text:p>6,9542425094</text:p>
          </table:table-cell>
          <table:table-cell table:formula="of:=LOG([.C145])" office:value-type="float" office:value="0.135037509783898">
            <text:p>0,1350375098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200000">
            <text:p>9200000</text:p>
          </table:table-cell>
          <table:table-cell table:style-name="ce1" office:value-type="float" office:value="1.168074">
            <text:p>1,17E+000</text:p>
          </table:table-cell>
          <table:table-cell table:formula="of:=[.B146]/[.C146]" office:value-type="float" office:value="7876213.32210117">
            <text:p>7876213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6])" office:value-type="float" office:value="6.96378782734555">
            <text:p>6,9637878273</text:p>
          </table:table-cell>
          <table:table-cell table:formula="of:=LOG([.C146])" office:value-type="float" office:value="0.067470357137374">
            <text:p>0,0674703571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400000">
            <text:p>9400000</text:p>
          </table:table-cell>
          <table:table-cell table:style-name="ce1" office:value-type="float" office:value="1.539423">
            <text:p>1,54E+000</text:p>
          </table:table-cell>
          <table:table-cell table:formula="of:=[.B147]/[.C147]" office:value-type="float" office:value="6106183.94034648">
            <text:p>6106184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7])" office:value-type="float" office:value="6.9731278535997">
            <text:p>6,9731278536</text:p>
          </table:table-cell>
          <table:table-cell table:formula="of:=LOG([.C147])" office:value-type="float" office:value="0.187357970919358">
            <text:p>0,1873579709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600000">
            <text:p>9600000</text:p>
          </table:table-cell>
          <table:table-cell table:style-name="ce1" office:value-type="float" office:value="1.212174">
            <text:p>1,21E+000</text:p>
          </table:table-cell>
          <table:table-cell table:formula="of:=[.B148]/[.C148]" office:value-type="float" office:value="7919655.09902044">
            <text:p>7919655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8])" office:value-type="float" office:value="6.98227123303957">
            <text:p>6,982271233</text:p>
          </table:table-cell>
          <table:table-cell table:formula="of:=LOG([.C148])" office:value-type="float" office:value="0.0835649645629318">
            <text:p>0,0835649646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9800000">
            <text:p>9800000</text:p>
          </table:table-cell>
          <table:table-cell table:style-name="ce1" office:value-type="float" office:value="1.161599">
            <text:p>1,16E+000</text:p>
          </table:table-cell>
          <table:table-cell table:formula="of:=[.B149]/[.C149]" office:value-type="float" office:value="8436646.38141045">
            <text:p>8436646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49])" office:value-type="float" office:value="6.99122607569249">
            <text:p>6,9912260757</text:p>
          </table:table-cell>
          <table:table-cell table:formula="of:=LOG([.C149])" office:value-type="float" office:value="0.065056229479754">
            <text:p>0,0650562295</text:p>
          </table:table-cell>
        </table:table-row>
        <table:table-row table:style-name="ro1">
          <table:table-cell office:value-type="string">
            <text:p>Size of dataset</text:p>
          </table:table-cell>
          <table:table-cell office:value-type="float" office:value="10000000">
            <text:p>10000000</text:p>
          </table:table-cell>
          <table:table-cell table:style-name="ce1" office:value-type="float" office:value="1.272079">
            <text:p>1,27E+000</text:p>
          </table:table-cell>
          <table:table-cell table:formula="of:=[.B150]/[.C150]" office:value-type="float" office:value="7861146.98851251">
            <text:p>7861147</text:p>
          </table:table-cell>
          <table:table-cell office:value-type="string">
            <text:p><text:s/>threshold</text:p>
          </table:table-cell>
          <table:table-cell office:value-type="float" office:value="132">
            <text:p>132</text:p>
          </table:table-cell>
          <table:table-cell/>
          <table:table-cell table:formula="of:=LOG([.B150])" office:value-type="float" office:value="7">
            <text:p>7</text:p>
          </table:table-cell>
          <table:table-cell table:formula="of:=LOG([.C150])" office:value-type="float" office:value="0.104514083166714">
            <text:p>0,1045140832</text:p>
          </table:table-cell>
        </table:table-row>
        <table:table-row table:style-name="ro1" table:number-rows-repeated="1048425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.11.2011</text:date>, <text:time>20:5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7T20:51:11</dc:date>
    <dc:creator>Roman Karlstetter</dc:creator>
    <meta:generator>LibreOffice/3.4$Unix LibreOffice_project/340m1$Build-1206</meta:generator>
    <meta:editing-duration>PT3M51S</meta:editing-duration>
    <meta:editing-cycles>1</meta:editing-cycles>
    <meta:document-statistic meta:table-count="1" meta:cell-count="12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571cm" svg:height="12.941cm" xlink:href=".." xlink:type="simple" chart:class="chart:scatter" chart:style-name="ch1">
        <chart:legend chart:legend-position="end" svg:x="20.652cm" svg:y="6.171cm" style:legend-expansion="high" chart:style-name="ch2"/>
        <chart:plot-area chart:style-name="ch3" table:cell-range-address="Tabelle1.H1:Tabelle1.I150" svg:x="0.901cm" svg:y="1.167cm" svg:width="18.849cm" svg:height="11.096cm">
          <chartooo:coordinate-region svg:x="1.734cm" svg:y="1.367cm" svg:width="17.776cm" svg:height="10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I1:Tabelle1.I150" chart:class="chart:scatter">
            <chart:domain table:cell-range-address="Tabelle1.H1:Tabelle1.H150"/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0102999566398">
                <text:p>3.30102999566398</text:p>
                <draw:g>
                  <svg:desc>Tabelle1.H1:Tabelle1.H150</svg:desc>
                </draw:g>
              </table:table-cell>
              <table:table-cell office:value-type="float" office:value="-0.96045898225635">
                <text:p>-0.96045898225635</text:p>
                <draw:g>
                  <svg:desc>Tabelle1.I1:Tabelle1.I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-0.91217600638709">
                <text:p>-0.9121760063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-0.752289352627434">
                <text:p>-0.75228935262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-0.795521872111108">
                <text:p>-0.79552187211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36689163385839">
                <text:p>-0.93668916338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918124604762">
                <text:p>4.07918124604762</text:p>
              </table:table-cell>
              <table:table-cell office:value-type="float" office:value="-0.839984908462255">
                <text:p>-0.839984908462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4612803567824">
                <text:p>4.14612803567824</text:p>
              </table:table-cell>
              <table:table-cell office:value-type="float" office:value="-1.35005210885778">
                <text:p>-1.35005210885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0411998265592">
                <text:p>4.20411998265592</text:p>
              </table:table-cell>
              <table:table-cell office:value-type="float" office:value="-0.915245036820645">
                <text:p>-0.91524503682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527250510331">
                <text:p>4.25527250510331</text:p>
              </table:table-cell>
              <table:table-cell office:value-type="float" office:value="-0.761640213591476">
                <text:p>-0.761640213591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-0.852002324030155">
                <text:p>-0.852002324030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242268082221">
                <text:p>4.34242268082221</text:p>
              </table:table-cell>
              <table:table-cell office:value-type="float" office:value="-0.793144452687959">
                <text:p>-0.793144452687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021124171161">
                <text:p>4.38021124171161</text:p>
              </table:table-cell>
              <table:table-cell office:value-type="float" office:value="-0.888858514049514">
                <text:p>-0.888858514049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1497334797082">
                <text:p>4.41497334797082</text:p>
              </table:table-cell>
              <table:table-cell office:value-type="float" office:value="-1.06585013418733">
                <text:p>-1.06585013418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4715803134222">
                <text:p>4.44715803134222</text:p>
              </table:table-cell>
              <table:table-cell office:value-type="float" office:value="-1.19437002809142">
                <text:p>-1.19437002809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7712125471966">
                <text:p>4.47712125471966</text:p>
              </table:table-cell>
              <table:table-cell office:value-type="float" office:value="-0.935403507896673">
                <text:p>-0.935403507896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0514997831991">
                <text:p>4.50514997831991</text:p>
              </table:table-cell>
              <table:table-cell office:value-type="float" office:value="-0.904440133576991">
                <text:p>-0.904440133576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3147891704226">
                <text:p>4.53147891704226</text:p>
              </table:table-cell>
              <table:table-cell office:value-type="float" office:value="-0.718768857792232">
                <text:p>-0.718768857792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630250076729">
                <text:p>4.55630250076729</text:p>
              </table:table-cell>
              <table:table-cell office:value-type="float" office:value="-0.892122137833506">
                <text:p>-0.892122137833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7978359661681">
                <text:p>4.57978359661681</text:p>
              </table:table-cell>
              <table:table-cell office:value-type="float" office:value="-1.04079160345385">
                <text:p>-1.0407916034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-1.00366348190422">
                <text:p>-1.00366348190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232492903979">
                <text:p>4.6232492903979</text:p>
              </table:table-cell>
              <table:table-cell office:value-type="float" office:value="-1.15271737860356">
                <text:p>-1.15271737860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4345267648619">
                <text:p>4.64345267648619</text:p>
              </table:table-cell>
              <table:table-cell office:value-type="float" office:value="-0.896781431785774">
                <text:p>-0.896781431785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6275783168157">
                <text:p>4.66275783168157</text:p>
              </table:table-cell>
              <table:table-cell office:value-type="float" office:value="-1.17655837674449">
                <text:p>-1.17655837674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8124123737559">
                <text:p>4.68124123737559</text:p>
              </table:table-cell>
              <table:table-cell office:value-type="float" office:value="-0.973368693227381">
                <text:p>-0.973368693227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9897000433602">
                <text:p>4.69897000433602</text:p>
              </table:table-cell>
              <table:table-cell office:value-type="float" office:value="-1.08744849369737">
                <text:p>-1.08744849369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160033436348">
                <text:p>4.7160033436348</text:p>
              </table:table-cell>
              <table:table-cell office:value-type="float" office:value="-1.11596971314259">
                <text:p>-1.11596971314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3239375982297">
                <text:p>4.73239375982297</text:p>
              </table:table-cell>
              <table:table-cell office:value-type="float" office:value="-1.16206451737415">
                <text:p>-1.16206451737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481880270062">
                <text:p>4.7481880270062</text:p>
              </table:table-cell>
              <table:table-cell office:value-type="float" office:value="-1.11822744785111">
                <text:p>-1.11822744785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6342799356294">
                <text:p>4.76342799356294</text:p>
              </table:table-cell>
              <table:table-cell office:value-type="float" office:value="-0.937173676368913">
                <text:p>-0.93717367636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-1.2288389395615">
                <text:p>-1.2288389395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9239168949825">
                <text:p>4.79239168949825</text:p>
              </table:table-cell>
              <table:table-cell office:value-type="float" office:value="-0.858838806877496">
                <text:p>-0.858838806877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0617997398389">
                <text:p>4.80617997398389</text:p>
              </table:table-cell>
              <table:table-cell office:value-type="float" office:value="-0.721827370616872">
                <text:p>-0.721827370616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954393554187">
                <text:p>4.81954393554187</text:p>
              </table:table-cell>
              <table:table-cell office:value-type="float" office:value="-1.18732724231914">
                <text:p>-1.18732724231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3250891270624">
                <text:p>4.83250891270624</text:p>
              </table:table-cell>
              <table:table-cell office:value-type="float" office:value="-0.800818228559726">
                <text:p>-0.800818228559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4509804001426">
                <text:p>4.84509804001426</text:p>
              </table:table-cell>
              <table:table-cell office:value-type="float" office:value="-0.849990021483413">
                <text:p>-0.849990021483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5733249643127">
                <text:p>4.85733249643127</text:p>
              </table:table-cell>
              <table:table-cell office:value-type="float" office:value="-0.786325553386774">
                <text:p>-0.786325553386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6923171973098">
                <text:p>4.86923171973098</text:p>
              </table:table-cell>
              <table:table-cell office:value-type="float" office:value="-0.774489128344438">
                <text:p>-0.7744891283444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8081359228079">
                <text:p>4.88081359228079</text:p>
              </table:table-cell>
              <table:table-cell office:value-type="float" office:value="-0.669399560733435">
                <text:p>-0.669399560733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9209460269048">
                <text:p>4.89209460269048</text:p>
              </table:table-cell>
              <table:table-cell office:value-type="float" office:value="-0.623450415307032">
                <text:p>-0.623450415307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-0.908589826782715">
                <text:p>-0.908589826782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1381385238372">
                <text:p>4.91381385238372</text:p>
              </table:table-cell>
              <table:table-cell office:value-type="float" office:value="-0.765024873400452">
                <text:p>-0.765024873400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427928606188">
                <text:p>4.92427928606188</text:p>
              </table:table-cell>
              <table:table-cell office:value-type="float" office:value="-0.796366156280405">
                <text:p>-0.796366156280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3449845124357">
                <text:p>4.93449845124357</text:p>
              </table:table-cell>
              <table:table-cell office:value-type="float" office:value="-1.17558776942423">
                <text:p>-1.17558776942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4448267215017">
                <text:p>4.94448267215017</text:p>
              </table:table-cell>
              <table:table-cell office:value-type="float" office:value="-1.16621562534352">
                <text:p>-1.16621562534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5424250943932">
                <text:p>4.95424250943932</text:p>
              </table:table-cell>
              <table:table-cell office:value-type="float" office:value="-0.690765987582194">
                <text:p>-0.69076598758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6378782734556">
                <text:p>4.96378782734556</text:p>
              </table:table-cell>
              <table:table-cell office:value-type="float" office:value="-0.902551795444225">
                <text:p>-0.902551795444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731278535997">
                <text:p>4.9731278535997</text:p>
              </table:table-cell>
              <table:table-cell office:value-type="float" office:value="-1.09958917095288">
                <text:p>-1.09958917095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8227123303957">
                <text:p>4.98227123303957</text:p>
              </table:table-cell>
              <table:table-cell office:value-type="float" office:value="-0.903194230177283">
                <text:p>-0.903194230177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122607569249">
                <text:p>4.99122607569249</text:p>
              </table:table-cell>
              <table:table-cell office:value-type="float" office:value="-1.13857313066212">
                <text:p>-1.13857313066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0.885929718625644">
                <text:p>-0.885929718625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-1.18167511436756">
                <text:p>-1.18167511436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-1.10961251874742">
                <text:p>-1.10961251874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-0.967212066460559">
                <text:p>-0.967212066460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-0.951562081032996">
                <text:p>-0.951562081032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-0.876040615121623">
                <text:p>-0.876040615121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7918124604762">
                <text:p>5.07918124604762</text:p>
              </table:table-cell>
              <table:table-cell office:value-type="float" office:value="-0.837749330710734">
                <text:p>-0.837749330710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4612803567824">
                <text:p>5.14612803567824</text:p>
              </table:table-cell>
              <table:table-cell office:value-type="float" office:value="-1.18021924114122">
                <text:p>-1.1802192411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0411998265592">
                <text:p>5.20411998265592</text:p>
              </table:table-cell>
              <table:table-cell office:value-type="float" office:value="-0.890519323796108">
                <text:p>-0.890519323796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5527250510331">
                <text:p>5.25527250510331</text:p>
              </table:table-cell>
              <table:table-cell office:value-type="float" office:value="-0.891756418994532">
                <text:p>-0.891756418994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-0.822382708612012">
                <text:p>-0.822382708612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34242268082221">
                <text:p>5.34242268082221</text:p>
              </table:table-cell>
              <table:table-cell office:value-type="float" office:value="-0.886344045269336">
                <text:p>-0.886344045269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8021124171161">
                <text:p>5.38021124171161</text:p>
              </table:table-cell>
              <table:table-cell office:value-type="float" office:value="-0.999865389574148">
                <text:p>-0.999865389574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497334797082">
                <text:p>5.41497334797082</text:p>
              </table:table-cell>
              <table:table-cell office:value-type="float" office:value="-0.815419285808938">
                <text:p>-0.815419285808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4715803134222">
                <text:p>5.44715803134222</text:p>
              </table:table-cell>
              <table:table-cell office:value-type="float" office:value="-0.542684417063664">
                <text:p>-0.5426844170636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7712125471966">
                <text:p>5.47712125471966</text:p>
              </table:table-cell>
              <table:table-cell office:value-type="float" office:value="-0.774840679161437">
                <text:p>-0.774840679161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0514997831991">
                <text:p>5.50514997831991</text:p>
              </table:table-cell>
              <table:table-cell office:value-type="float" office:value="-0.971221408994066">
                <text:p>-0.971221408994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3147891704225">
                <text:p>5.53147891704225</text:p>
              </table:table-cell>
              <table:table-cell office:value-type="float" office:value="-0.857591760750239">
                <text:p>-0.857591760750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5630250076729">
                <text:p>5.55630250076729</text:p>
              </table:table-cell>
              <table:table-cell office:value-type="float" office:value="-0.821500751649061">
                <text:p>-0.821500751649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7978359661681">
                <text:p>5.57978359661681</text:p>
              </table:table-cell>
              <table:table-cell office:value-type="float" office:value="-1.07122532961324">
                <text:p>-1.0712253296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-0.814619354530956">
                <text:p>-0.814619354530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232492903979">
                <text:p>5.6232492903979</text:p>
              </table:table-cell>
              <table:table-cell office:value-type="float" office:value="-0.969040201727358">
                <text:p>-0.969040201727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4345267648619">
                <text:p>5.64345267648619</text:p>
              </table:table-cell>
              <table:table-cell office:value-type="float" office:value="-0.935392279869373">
                <text:p>-0.935392279869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6275783168157">
                <text:p>5.66275783168157</text:p>
              </table:table-cell>
              <table:table-cell office:value-type="float" office:value="-0.627483826995123">
                <text:p>-0.627483826995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8124123737559">
                <text:p>5.68124123737559</text:p>
              </table:table-cell>
              <table:table-cell office:value-type="float" office:value="-0.901886055794611">
                <text:p>-0.901886055794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9897000433602">
                <text:p>5.69897000433602</text:p>
              </table:table-cell>
              <table:table-cell office:value-type="float" office:value="-0.563163367565907">
                <text:p>-0.563163367565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160033436348">
                <text:p>5.7160033436348</text:p>
              </table:table-cell>
              <table:table-cell office:value-type="float" office:value="-1.01295971302073">
                <text:p>-1.01295971302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3239375982297">
                <text:p>5.73239375982297</text:p>
              </table:table-cell>
              <table:table-cell office:value-type="float" office:value="-0.969137271561764">
                <text:p>-0.969137271561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481880270062">
                <text:p>5.7481880270062</text:p>
              </table:table-cell>
              <table:table-cell office:value-type="float" office:value="-0.697798989394618">
                <text:p>-0.697798989394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6342799356294">
                <text:p>5.76342799356294</text:p>
              </table:table-cell>
              <table:table-cell office:value-type="float" office:value="-0.828466609022499">
                <text:p>-0.828466609022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-0.887753707594622">
                <text:p>-0.887753707594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9239168949825">
                <text:p>5.79239168949825</text:p>
              </table:table-cell>
              <table:table-cell office:value-type="float" office:value="-1.31591801612463">
                <text:p>-1.31591801612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617997398389">
                <text:p>5.80617997398389</text:p>
              </table:table-cell>
              <table:table-cell office:value-type="float" office:value="-0.897985010531819">
                <text:p>-0.897985010531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81954393554187">
                <text:p>5.81954393554187</text:p>
              </table:table-cell>
              <table:table-cell office:value-type="float" office:value="-0.712005790433533">
                <text:p>-0.712005790433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3250891270624">
                <text:p>5.83250891270624</text:p>
              </table:table-cell>
              <table:table-cell office:value-type="float" office:value="-0.744327163443415">
                <text:p>-0.744327163443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509804001426">
                <text:p>5.84509804001426</text:p>
              </table:table-cell>
              <table:table-cell office:value-type="float" office:value="-1.2288389395615">
                <text:p>-1.2288389395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5733249643127">
                <text:p>5.85733249643127</text:p>
              </table:table-cell>
              <table:table-cell office:value-type="float" office:value="-0.869659797560328">
                <text:p>-0.869659797560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6923171973098">
                <text:p>5.86923171973098</text:p>
              </table:table-cell>
              <table:table-cell office:value-type="float" office:value="-0.834758642404875">
                <text:p>-0.834758642404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8081359228079">
                <text:p>5.88081359228079</text:p>
              </table:table-cell>
              <table:table-cell office:value-type="float" office:value="-0.890650977798773">
                <text:p>-0.8906509777987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9209460269048">
                <text:p>5.89209460269048</text:p>
              </table:table-cell>
              <table:table-cell office:value-type="float" office:value="-0.97298082637843">
                <text:p>-0.97298082637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-0.697640927520326">
                <text:p>-0.697640927520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1381385238372">
                <text:p>5.91381385238372</text:p>
              </table:table-cell>
              <table:table-cell office:value-type="float" office:value="-0.763997118360749">
                <text:p>-0.763997118360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92427928606188">
                <text:p>5.92427928606188</text:p>
              </table:table-cell>
              <table:table-cell office:value-type="float" office:value="-0.469877174880029">
                <text:p>-0.469877174880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3449845124357">
                <text:p>5.93449845124357</text:p>
              </table:table-cell>
              <table:table-cell office:value-type="float" office:value="-0.947282978379258">
                <text:p>-0.947282978379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4448267215017">
                <text:p>5.94448267215017</text:p>
              </table:table-cell>
              <table:table-cell office:value-type="float" office:value="-0.697937611529784">
                <text:p>-0.697937611529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5424250943932">
                <text:p>5.95424250943932</text:p>
              </table:table-cell>
              <table:table-cell office:value-type="float" office:value="-0.779173043493812">
                <text:p>-0.779173043493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378782734556">
                <text:p>5.96378782734556</text:p>
              </table:table-cell>
              <table:table-cell office:value-type="float" office:value="-0.614509911247365">
                <text:p>-0.614509911247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9731278535997">
                <text:p>5.9731278535997</text:p>
              </table:table-cell>
              <table:table-cell office:value-type="float" office:value="-0.659000977468558">
                <text:p>-0.6590009774685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8227123303957">
                <text:p>5.98227123303957</text:p>
              </table:table-cell>
              <table:table-cell office:value-type="float" office:value="-0.685947295389673">
                <text:p>-0.685947295389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9122607569249">
                <text:p>5.99122607569249</text:p>
              </table:table-cell>
              <table:table-cell office:value-type="float" office:value="-0.548586634771233">
                <text:p>-0.548586634771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-0.880932257743688">
                <text:p>-0.880932257743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-1.08414131104165">
                <text:p>-1.08414131104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-0.762255246124815">
                <text:p>-0.762255246124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-0.77723152065142">
                <text:p>-0.77723152065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-0.962071763515542">
                <text:p>-0.962071763515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-0.780491442673297">
                <text:p>-0.780491442673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7918124604762">
                <text:p>6.07918124604762</text:p>
              </table:table-cell>
              <table:table-cell office:value-type="float" office:value="-0.684571286723785">
                <text:p>-0.684571286723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4612803567824">
                <text:p>6.14612803567824</text:p>
              </table:table-cell>
              <table:table-cell office:value-type="float" office:value="-0.69137796888008">
                <text:p>-0.69137796888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0411998265592">
                <text:p>6.20411998265592</text:p>
              </table:table-cell>
              <table:table-cell office:value-type="float" office:value="-0.669860283921222">
                <text:p>-0.669860283921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5527250510331">
                <text:p>6.25527250510331</text:p>
              </table:table-cell>
              <table:table-cell office:value-type="float" office:value="-0.785315069249399">
                <text:p>-0.785315069249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0102999566398">
                <text:p>6.30102999566398</text:p>
              </table:table-cell>
              <table:table-cell office:value-type="float" office:value="-0.697573822752231">
                <text:p>-0.6975738227522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4242268082221">
                <text:p>6.34242268082221</text:p>
              </table:table-cell>
              <table:table-cell office:value-type="float" office:value="-0.43002598478501">
                <text:p>-0.43002598478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8021124171161">
                <text:p>6.38021124171161</text:p>
              </table:table-cell>
              <table:table-cell office:value-type="float" office:value="-0.714228971691984">
                <text:p>-0.714228971691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1497334797082">
                <text:p>6.41497334797082</text:p>
              </table:table-cell>
              <table:table-cell office:value-type="float" office:value="-0.436022014858945">
                <text:p>-0.436022014858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4715803134222">
                <text:p>6.44715803134222</text:p>
              </table:table-cell>
              <table:table-cell office:value-type="float" office:value="-0.388850466989209">
                <text:p>-0.388850466989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7712125471966">
                <text:p>6.47712125471966</text:p>
              </table:table-cell>
              <table:table-cell office:value-type="float" office:value="-0.210546915842271">
                <text:p>-0.210546915842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50514997831991">
                <text:p>6.50514997831991</text:p>
              </table:table-cell>
              <table:table-cell office:value-type="float" office:value="-0.313586296659143">
                <text:p>-0.3135862966591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53147891704225">
                <text:p>6.53147891704225</text:p>
              </table:table-cell>
              <table:table-cell office:value-type="float" office:value="-0.279451247071526">
                <text:p>-0.279451247071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5630250076729">
                <text:p>6.55630250076729</text:p>
              </table:table-cell>
              <table:table-cell office:value-type="float" office:value="-0.249637422977492">
                <text:p>-0.249637422977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57978359661681">
                <text:p>6.57978359661681</text:p>
              </table:table-cell>
              <table:table-cell office:value-type="float" office:value="-0.0167427719125596">
                <text:p>-0.01674277191255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0205999132796">
                <text:p>6.60205999132796</text:p>
              </table:table-cell>
              <table:table-cell office:value-type="float" office:value="-0.283034757888538">
                <text:p>-0.283034757888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232492903979">
                <text:p>6.6232492903979</text:p>
              </table:table-cell>
              <table:table-cell office:value-type="float" office:value="-0.29558692595811">
                <text:p>-0.295586925958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4345267648619">
                <text:p>6.64345267648619</text:p>
              </table:table-cell>
              <table:table-cell office:value-type="float" office:value="-0.12994273212206">
                <text:p>-0.12994273212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66275783168157">
                <text:p>6.66275783168157</text:p>
              </table:table-cell>
              <table:table-cell office:value-type="float" office:value="-0.283416592638952">
                <text:p>-0.283416592638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68124123737559">
                <text:p>6.68124123737559</text:p>
              </table:table-cell>
              <table:table-cell office:value-type="float" office:value="-0.256512185727892">
                <text:p>-0.256512185727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9897000433602">
                <text:p>6.69897000433602</text:p>
              </table:table-cell>
              <table:table-cell office:value-type="float" office:value="-0.055674294445783">
                <text:p>-0.055674294445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160033436348">
                <text:p>6.7160033436348</text:p>
              </table:table-cell>
              <table:table-cell office:value-type="float" office:value="-0.152663676154597">
                <text:p>-0.152663676154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73239375982297">
                <text:p>6.73239375982297</text:p>
              </table:table-cell>
              <table:table-cell office:value-type="float" office:value="-0.0753202103045822">
                <text:p>-0.0753202103045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7481880270062">
                <text:p>6.7481880270062</text:p>
              </table:table-cell>
              <table:table-cell office:value-type="float" office:value="-0.235930772523485">
                <text:p>-0.2359307725234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76342799356294">
                <text:p>6.76342799356294</text:p>
              </table:table-cell>
              <table:table-cell office:value-type="float" office:value="-0.0510953079183149">
                <text:p>-0.0510953079183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7815125038364">
                <text:p>6.77815125038364</text:p>
              </table:table-cell>
              <table:table-cell office:value-type="float" office:value="-0.162332663684173">
                <text:p>-0.162332663684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9239168949825">
                <text:p>6.79239168949825</text:p>
              </table:table-cell>
              <table:table-cell office:value-type="float" office:value="-0.180785200117616">
                <text:p>-0.180785200117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0617997398389">
                <text:p>6.80617997398389</text:p>
              </table:table-cell>
              <table:table-cell office:value-type="float" office:value="-0.175514248025138">
                <text:p>-0.175514248025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1954393554187">
                <text:p>6.81954393554187</text:p>
              </table:table-cell>
              <table:table-cell office:value-type="float" office:value="-0.0590787938287212">
                <text:p>-0.0590787938287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3250891270624">
                <text:p>6.83250891270624</text:p>
              </table:table-cell>
              <table:table-cell office:value-type="float" office:value="0.0105844450791734">
                <text:p>0.01058444507917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4509804001426">
                <text:p>6.84509804001426</text:p>
              </table:table-cell>
              <table:table-cell office:value-type="float" office:value="0.016880891886112">
                <text:p>0.016880891886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5733249643127">
                <text:p>6.85733249643127</text:p>
              </table:table-cell>
              <table:table-cell office:value-type="float" office:value="-0.0216724597673622">
                <text:p>-0.0216724597673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6923171973098">
                <text:p>6.86923171973098</text:p>
              </table:table-cell>
              <table:table-cell office:value-type="float" office:value="-0.111763764972608">
                <text:p>-0.111763764972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8081359228079">
                <text:p>6.88081359228079</text:p>
              </table:table-cell>
              <table:table-cell office:value-type="float" office:value="0.0468844111341702">
                <text:p>0.0468844111341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209460269048">
                <text:p>6.89209460269048</text:p>
              </table:table-cell>
              <table:table-cell office:value-type="float" office:value="0.0678609473534805">
                <text:p>0.0678609473534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0308998699194">
                <text:p>6.90308998699194</text:p>
              </table:table-cell>
              <table:table-cell office:value-type="float" office:value="-0.0093868004003388">
                <text:p>-0.0093868004003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1381385238372">
                <text:p>6.91381385238372</text:p>
              </table:table-cell>
              <table:table-cell office:value-type="float" office:value="0.116076171728612">
                <text:p>0.116076171728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2427928606188">
                <text:p>6.92427928606188</text:p>
              </table:table-cell>
              <table:table-cell office:value-type="float" office:value="0.0320249266852495">
                <text:p>0.0320249266852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3449845124357">
                <text:p>6.93449845124357</text:p>
              </table:table-cell>
              <table:table-cell office:value-type="float" office:value="0.177153979235056">
                <text:p>0.177153979235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4448267215017">
                <text:p>6.94448267215017</text:p>
              </table:table-cell>
              <table:table-cell office:value-type="float" office:value="0.0715863656259811">
                <text:p>0.0715863656259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95424250943932">
                <text:p>6.95424250943932</text:p>
              </table:table-cell>
              <table:table-cell office:value-type="float" office:value="0.135037509783898">
                <text:p>0.135037509783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6378782734555">
                <text:p>6.96378782734555</text:p>
              </table:table-cell>
              <table:table-cell office:value-type="float" office:value="0.067470357137374">
                <text:p>0.067470357137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731278535997">
                <text:p>6.9731278535997</text:p>
              </table:table-cell>
              <table:table-cell office:value-type="float" office:value="0.187357970919358">
                <text:p>0.187357970919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8227123303957">
                <text:p>6.98227123303957</text:p>
              </table:table-cell>
              <table:table-cell office:value-type="float" office:value="0.0835649645629318">
                <text:p>0.08356496456293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9122607569249">
                <text:p>6.99122607569249</text:p>
              </table:table-cell>
              <table:table-cell office:value-type="float" office:value="0.065056229479754">
                <text:p>0.065056229479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.104514083166714">
                <text:p>0.104514083166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67cm" svg:height="9.164cm" xlink:href=".." xlink:type="simple" chart:class="chart:scatter" chart:style-name="ch1">
        <chart:legend chart:legend-position="end" svg:x="20.589cm" svg:y="4.283cm" style:legend-expansion="high" chart:style-name="ch2"/>
        <chart:plot-area chart:style-name="ch3" table:cell-range-address="Tabelle1.B1:Tabelle1.C150" svg:x="0.903cm" svg:y="0.867cm" svg:width="18.78cm" svg:height="7.694cm">
          <chartooo:coordinate-region svg:x="2.821cm" svg:y="1.066cm" svg:width="16.119cm" svg:height="6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:Tabelle1.C150" chart:class="chart:scatter">
            <chart:domain table:cell-range-address="Tabelle1.B1:Tabelle1.B150"/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abelle1.B1:Tabelle1.B150</svg:desc>
                </draw:g>
              </table:table-cell>
              <table:table-cell office:value-type="float" office:value="0.109532">
                <text:p>0.109532</text:p>
                <draw:g>
                  <svg:desc>Tabelle1.C1:Tabelle1.C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122412">
                <text:p>0.122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176893">
                <text:p>0.176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160132">
                <text:p>0.16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115694">
                <text:p>0.115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0.144549">
                <text:p>0.144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0.044663">
                <text:p>0.044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0.12155">
                <text:p>0.1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0.173125">
                <text:p>0.17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.140604">
                <text:p>0.140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0.161011">
                <text:p>0.161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0.129164">
                <text:p>0.129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0.085931">
                <text:p>0.085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0.063919">
                <text:p>0.063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0.116037">
                <text:p>0.116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0.124612">
                <text:p>0.124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0.191087">
                <text:p>0.191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0.128197">
                <text:p>0.12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0.091035">
                <text:p>0.091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0.09916">
                <text:p>0.09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0.070353">
                <text:p>0.070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0.126829">
                <text:p>0.126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0.066595">
                <text:p>0.066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0.106324">
                <text:p>0.106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0.081762">
                <text:p>0.081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0.076565">
                <text:p>0.076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0.068855">
                <text:p>0.068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0.076168">
                <text:p>0.076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0.115565">
                <text:p>0.115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0.059042">
                <text:p>0.059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0.138408">
                <text:p>0.138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0.189746">
                <text:p>0.189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0.064964">
                <text:p>0.0649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0.158191">
                <text:p>0.158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0.141257">
                <text:p>0.141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0.163559">
                <text:p>0.163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0.168078">
                <text:p>0.168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0.214092">
                <text:p>0.214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0.237985">
                <text:p>0.237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0.123427">
                <text:p>0.123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0.171781">
                <text:p>0.171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0.159821">
                <text:p>0.159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0.066744">
                <text:p>0.06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0.203814">
                <text:p>0.203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0.125155">
                <text:p>0.125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0.079508">
                <text:p>0.079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0.12497">
                <text:p>0.12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0.072682">
                <text:p>0.072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0.130038">
                <text:p>0.130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0">
                <text:p>20000</text:p>
              </table:table-cell>
              <table:table-cell office:value-type="float" office:value="0.065815">
                <text:p>0.065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0">
                <text:p>40000</text:p>
              </table:table-cell>
              <table:table-cell office:value-type="float" office:value="0.077694">
                <text:p>0.077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00">
                <text:p>60000</text:p>
              </table:table-cell>
              <table:table-cell office:value-type="float" office:value="0.107842">
                <text:p>0.107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000">
                <text:p>80000</text:p>
              </table:table-cell>
              <table:table-cell office:value-type="float" office:value="0.111799">
                <text:p>0.111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0.133033">
                <text:p>0.133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00">
                <text:p>120000</text:p>
              </table:table-cell>
              <table:table-cell office:value-type="float" office:value="0.145295">
                <text:p>0.145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00">
                <text:p>140000</text:p>
              </table:table-cell>
              <table:table-cell office:value-type="float" office:value="0.066036">
                <text:p>0.066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000">
                <text:p>160000</text:p>
              </table:table-cell>
              <table:table-cell office:value-type="float" office:value="0.128671">
                <text:p>0.12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000">
                <text:p>180000</text:p>
              </table:table-cell>
              <table:table-cell office:value-type="float" office:value="0.128305">
                <text:p>0.12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00">
                <text:p>200000</text:p>
              </table:table-cell>
              <table:table-cell office:value-type="float" office:value="0.150528">
                <text:p>0.150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000">
                <text:p>220000</text:p>
              </table:table-cell>
              <table:table-cell office:value-type="float" office:value="0.129914">
                <text:p>0.129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000">
                <text:p>240000</text:p>
              </table:table-cell>
              <table:table-cell office:value-type="float" office:value="0.100031">
                <text:p>0.100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000">
                <text:p>260000</text:p>
              </table:table-cell>
              <table:table-cell office:value-type="float" office:value="0.152961">
                <text:p>0.152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0000">
                <text:p>280000</text:p>
              </table:table-cell>
              <table:table-cell office:value-type="float" office:value="0.286626">
                <text:p>0.286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00">
                <text:p>300000</text:p>
              </table:table-cell>
              <table:table-cell office:value-type="float" office:value="0.167942">
                <text:p>0.167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0000">
                <text:p>320000</text:p>
              </table:table-cell>
              <table:table-cell office:value-type="float" office:value="0.106851">
                <text:p>0.106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">
                <text:p>340000</text:p>
              </table:table-cell>
              <table:table-cell office:value-type="float" office:value="0.138806">
                <text:p>0.138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000">
                <text:p>360000</text:p>
              </table:table-cell>
              <table:table-cell office:value-type="float" office:value="0.150834">
                <text:p>0.1508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000">
                <text:p>380000</text:p>
              </table:table-cell>
              <table:table-cell office:value-type="float" office:value="0.084874">
                <text:p>0.084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00">
                <text:p>400000</text:p>
              </table:table-cell>
              <table:table-cell office:value-type="float" office:value="0.153243">
                <text:p>0.153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0">
                <text:p>420000</text:p>
              </table:table-cell>
              <table:table-cell office:value-type="float" office:value="0.107389">
                <text:p>0.107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000">
                <text:p>440000</text:p>
              </table:table-cell>
              <table:table-cell office:value-type="float" office:value="0.11604">
                <text:p>0.11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">
                <text:p>460000</text:p>
              </table:table-cell>
              <table:table-cell office:value-type="float" office:value="0.235785">
                <text:p>0.235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0000">
                <text:p>480000</text:p>
              </table:table-cell>
              <table:table-cell office:value-type="float" office:value="0.125347">
                <text:p>0.125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000">
                <text:p>500000</text:p>
              </table:table-cell>
              <table:table-cell office:value-type="float" office:value="0.273424">
                <text:p>0.273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0000">
                <text:p>520000</text:p>
              </table:table-cell>
              <table:table-cell office:value-type="float" office:value="0.09706">
                <text:p>0.09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0000">
                <text:p>540000</text:p>
              </table:table-cell>
              <table:table-cell office:value-type="float" office:value="0.107365">
                <text:p>0.107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0000">
                <text:p>560000</text:p>
              </table:table-cell>
              <table:table-cell office:value-type="float" office:value="0.20054">
                <text:p>0.20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000">
                <text:p>580000</text:p>
              </table:table-cell>
              <table:table-cell office:value-type="float" office:value="0.148434">
                <text:p>0.148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00">
                <text:p>600000</text:p>
              </table:table-cell>
              <table:table-cell office:value-type="float" office:value="0.129493">
                <text:p>0.1294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0000">
                <text:p>620000</text:p>
              </table:table-cell>
              <table:table-cell office:value-type="float" office:value="0.048315">
                <text:p>0.048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00">
                <text:p>640000</text:p>
              </table:table-cell>
              <table:table-cell office:value-type="float" office:value="0.126478">
                <text:p>0.126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0000">
                <text:p>660000</text:p>
              </table:table-cell>
              <table:table-cell office:value-type="float" office:value="0.194086">
                <text:p>0.194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000">
                <text:p>680000</text:p>
              </table:table-cell>
              <table:table-cell office:value-type="float" office:value="0.180166">
                <text:p>0.180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0000">
                <text:p>700000</text:p>
              </table:table-cell>
              <table:table-cell office:value-type="float" office:value="0.059042">
                <text:p>0.0590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0000">
                <text:p>720000</text:p>
              </table:table-cell>
              <table:table-cell office:value-type="float" office:value="0.135002">
                <text:p>0.135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000">
                <text:p>740000</text:p>
              </table:table-cell>
              <table:table-cell office:value-type="float" office:value="0.146299">
                <text:p>0.146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0000">
                <text:p>760000</text:p>
              </table:table-cell>
              <table:table-cell office:value-type="float" office:value="0.128632">
                <text:p>0.128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000">
                <text:p>780000</text:p>
              </table:table-cell>
              <table:table-cell office:value-type="float" office:value="0.106419">
                <text:p>0.106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0000">
                <text:p>800000</text:p>
              </table:table-cell>
              <table:table-cell office:value-type="float" office:value="0.200613">
                <text:p>0.200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0000">
                <text:p>820000</text:p>
              </table:table-cell>
              <table:table-cell office:value-type="float" office:value="0.172188">
                <text:p>0.172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0000">
                <text:p>840000</text:p>
              </table:table-cell>
              <table:table-cell office:value-type="float" office:value="0.33894">
                <text:p>0.33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000">
                <text:p>860000</text:p>
              </table:table-cell>
              <table:table-cell office:value-type="float" office:value="0.112906">
                <text:p>0.112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0000">
                <text:p>880000</text:p>
              </table:table-cell>
              <table:table-cell office:value-type="float" office:value="0.200476">
                <text:p>0.200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0000">
                <text:p>900000</text:p>
              </table:table-cell>
              <table:table-cell office:value-type="float" office:value="0.166275">
                <text:p>0.166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0000">
                <text:p>920000</text:p>
              </table:table-cell>
              <table:table-cell office:value-type="float" office:value="0.242935">
                <text:p>0.242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0000">
                <text:p>940000</text:p>
              </table:table-cell>
              <table:table-cell office:value-type="float" office:value="0.21928">
                <text:p>0.21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0000">
                <text:p>960000</text:p>
              </table:table-cell>
              <table:table-cell office:value-type="float" office:value="0.206088">
                <text:p>0.206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0.282757">
                <text:p>0.282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0.131543">
                <text:p>0.1315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0">
                <text:p>200000</text:p>
              </table:table-cell>
              <table:table-cell office:value-type="float" office:value="0.082387">
                <text:p>0.082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00">
                <text:p>400000</text:p>
              </table:table-cell>
              <table:table-cell office:value-type="float" office:value="0.17288">
                <text:p>0.172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0000">
                <text:p>600000</text:p>
              </table:table-cell>
              <table:table-cell office:value-type="float" office:value="0.16702">
                <text:p>0.16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0000">
                <text:p>800000</text:p>
              </table:table-cell>
              <table:table-cell office:value-type="float" office:value="0.109126">
                <text:p>0.109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00">
                <text:p>1000000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000">
                <text:p>1200000</text:p>
              </table:table-cell>
              <table:table-cell office:value-type="float" office:value="0.206742">
                <text:p>0.20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000">
                <text:p>1400000</text:p>
              </table:table-cell>
              <table:table-cell office:value-type="float" office:value="0.203527">
                <text:p>0.203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0000">
                <text:p>1600000</text:p>
              </table:table-cell>
              <table:table-cell office:value-type="float" office:value="0.213865">
                <text:p>0.213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0000">
                <text:p>1800000</text:p>
              </table:table-cell>
              <table:table-cell office:value-type="float" office:value="0.16394">
                <text:p>0.16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000">
                <text:p>2000000</text:p>
              </table:table-cell>
              <table:table-cell office:value-type="float" office:value="0.200644">
                <text:p>0.2006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000">
                <text:p>2200000</text:p>
              </table:table-cell>
              <table:table-cell office:value-type="float" office:value="0.371513">
                <text:p>0.371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00">
                <text:p>2400000</text:p>
              </table:table-cell>
              <table:table-cell office:value-type="float" office:value="0.193095">
                <text:p>0.193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0000">
                <text:p>2600000</text:p>
              </table:table-cell>
              <table:table-cell office:value-type="float" office:value="0.366419">
                <text:p>0.366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0000">
                <text:p>2800000</text:p>
              </table:table-cell>
              <table:table-cell office:value-type="float" office:value="0.40846">
                <text:p>0.40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0000">
                <text:p>3000000</text:p>
              </table:table-cell>
              <table:table-cell office:value-type="float" office:value="0.615819">
                <text:p>0.6158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0000">
                <text:p>3200000</text:p>
              </table:table-cell>
              <table:table-cell office:value-type="float" office:value="0.485751">
                <text:p>0.485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00000">
                <text:p>3400000</text:p>
              </table:table-cell>
              <table:table-cell office:value-type="float" office:value="0.525471">
                <text:p>0.525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0000">
                <text:p>3600000</text:p>
              </table:table-cell>
              <table:table-cell office:value-type="float" office:value="0.562811">
                <text:p>0.5628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00000">
                <text:p>3800000</text:p>
              </table:table-cell>
              <table:table-cell office:value-type="float" office:value="0.962182">
                <text:p>0.962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000">
                <text:p>4000000</text:p>
              </table:table-cell>
              <table:table-cell office:value-type="float" office:value="0.521153">
                <text:p>0.521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0000">
                <text:p>4200000</text:p>
              </table:table-cell>
              <table:table-cell office:value-type="float" office:value="0.506306">
                <text:p>0.506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0000">
                <text:p>4400000</text:p>
              </table:table-cell>
              <table:table-cell office:value-type="float" office:value="0.741408">
                <text:p>0.741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0000">
                <text:p>4600000</text:p>
              </table:table-cell>
              <table:table-cell office:value-type="float" office:value="0.520695">
                <text:p>0.520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00000">
                <text:p>4800000</text:p>
              </table:table-cell>
              <table:table-cell office:value-type="float" office:value="0.553972">
                <text:p>0.553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000">
                <text:p>5000000</text:p>
              </table:table-cell>
              <table:table-cell office:value-type="float" office:value="0.879682">
                <text:p>0.879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00000">
                <text:p>5200000</text:p>
              </table:table-cell>
              <table:table-cell office:value-type="float" office:value="0.703617">
                <text:p>0.703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00000">
                <text:p>5400000</text:p>
              </table:table-cell>
              <table:table-cell office:value-type="float" office:value="0.840775">
                <text:p>0.840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00000">
                <text:p>5600000</text:p>
              </table:table-cell>
              <table:table-cell office:value-type="float" office:value="0.580857">
                <text:p>0.580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00000">
                <text:p>5800000</text:p>
              </table:table-cell>
              <table:table-cell office:value-type="float" office:value="0.889006">
                <text:p>0.889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00000">
                <text:p>6000000</text:p>
              </table:table-cell>
              <table:table-cell office:value-type="float" office:value="0.688125">
                <text:p>0.68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00000">
                <text:p>6200000</text:p>
              </table:table-cell>
              <table:table-cell office:value-type="float" office:value="0.6595">
                <text:p>0.6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00000">
                <text:p>6400000</text:p>
              </table:table-cell>
              <table:table-cell office:value-type="float" office:value="0.667553">
                <text:p>0.6675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00">
                <text:p>6600000</text:p>
              </table:table-cell>
              <table:table-cell office:value-type="float" office:value="0.872813">
                <text:p>0.872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00000">
                <text:p>6800000</text:p>
              </table:table-cell>
              <table:table-cell office:value-type="float" office:value="1.024671">
                <text:p>1.024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00000">
                <text:p>7000000</text:p>
              </table:table-cell>
              <table:table-cell office:value-type="float" office:value="1.039635">
                <text:p>1.0396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00000">
                <text:p>7200000</text:p>
              </table:table-cell>
              <table:table-cell office:value-type="float" office:value="0.951322">
                <text:p>0.951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0000">
                <text:p>7400000</text:p>
              </table:table-cell>
              <table:table-cell office:value-type="float" office:value="0.773101">
                <text:p>0.773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00000">
                <text:p>7600000</text:p>
              </table:table-cell>
              <table:table-cell office:value-type="float" office:value="1.113998">
                <text:p>1.113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00000">
                <text:p>7800000</text:p>
              </table:table-cell>
              <table:table-cell office:value-type="float" office:value="1.169125">
                <text:p>1.169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00000">
                <text:p>8000000</text:p>
              </table:table-cell>
              <table:table-cell office:value-type="float" office:value="0.978618">
                <text:p>0.9786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0000">
                <text:p>8200000</text:p>
              </table:table-cell>
              <table:table-cell office:value-type="float" office:value="1.3064">
                <text:p>1.3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00000">
                <text:p>8400000</text:p>
              </table:table-cell>
              <table:table-cell office:value-type="float" office:value="1.076527">
                <text:p>1.076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00000">
                <text:p>8600000</text:p>
              </table:table-cell>
              <table:table-cell office:value-type="float" office:value="1.503675">
                <text:p>1.503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00000">
                <text:p>8800000</text:p>
              </table:table-cell>
              <table:table-cell office:value-type="float" office:value="1.179197">
                <text:p>1.179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00000">
                <text:p>9000000</text:p>
              </table:table-cell>
              <table:table-cell office:value-type="float" office:value="1.364701">
                <text:p>1.364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00000">
                <text:p>9200000</text:p>
              </table:table-cell>
              <table:table-cell office:value-type="float" office:value="1.168074">
                <text:p>1.168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00000">
                <text:p>9400000</text:p>
              </table:table-cell>
              <table:table-cell office:value-type="float" office:value="1.539423">
                <text:p>1.539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00000">
                <text:p>9600000</text:p>
              </table:table-cell>
              <table:table-cell office:value-type="float" office:value="1.212174">
                <text:p>1.21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00000">
                <text:p>9800000</text:p>
              </table:table-cell>
              <table:table-cell office:value-type="float" office:value="1.161599">
                <text:p>1.161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00000">
                <text:p>10000000</text:p>
              </table:table-cell>
              <table:table-cell office:value-type="float" office:value="1.272079">
                <text:p>1.272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89cm" svg:height="12.306cm" xlink:href=".." xlink:type="simple" chart:class="chart:scatter" chart:style-name="ch1">
        <chart:legend chart:legend-position="end" svg:x="16.911cm" svg:y="5.854cm" style:legend-expansion="high" chart:style-name="ch2"/>
        <chart:plot-area chart:style-name="ch3" table:cell-range-address="Tabelle1.B1:Tabelle1.B150 Tabelle1.D1:Tabelle1.D150" svg:x="0.829cm" svg:y="1.119cm" svg:width="15.324cm" svg:height="10.521cm">
          <chartooo:coordinate-region svg:x="2.562cm" svg:y="1.318cm" svg:width="12.848cm" svg:height="9.6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1:Tabelle1.D150" chart:class="chart:scatter">
            <chart:domain table:cell-range-address="Tabelle1.B1:Tabelle1.B150"/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abelle1.B1:Tabelle1.B150</svg:desc>
                </draw:g>
              </table:table-cell>
              <table:table-cell office:value-type="float" office:value="18259.5040718694">
                <text:p>18259.5040718694</text:p>
                <draw:g>
                  <svg:desc>Tabelle1.D1:Tabelle1.D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32676.5349802307">
                <text:p>32676.5349802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33918.8096759058">
                <text:p>33918.8096759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49958.7840031974">
                <text:p>49958.7840031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86434.9058723875">
                <text:p>86434.905872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83016.8316626196">
                <text:p>83016.831662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313458.567494346">
                <text:p>313458.567494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131633.072809543">
                <text:p>131633.07280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103971.119133574">
                <text:p>103971.119133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42243.463912833">
                <text:p>142243.46391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136636.627311178">
                <text:p>136636.627311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185810.287696262">
                <text:p>185810.287696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302568.339714422">
                <text:p>302568.339714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438054.412615967">
                <text:p>438054.412615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258538.224876548">
                <text:p>258538.224876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256797.09819279">
                <text:p>256797.09819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177929.424816968">
                <text:p>177929.424816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280817.803848764">
                <text:p>280817.803848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417421.870709068">
                <text:p>417421.870709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403388.463089956">
                <text:p>403388.463089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596989.467400111">
                <text:p>596989.46740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346923.810800369">
                <text:p>346923.810800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690742.548239357">
                <text:p>690742.548239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451450.28403747">
                <text:p>451450.28403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611531.029084416">
                <text:p>611531.029084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679161.496767453">
                <text:p>679161.496767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784256.771476291">
                <text:p>784256.771476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735216.88898225">
                <text:p>735216.88898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501882.057716437">
                <text:p>501882.057716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1016225.73761051">
                <text:p>1016225.73761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447950.985492168">
                <text:p>447950.985492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337293.012764432">
                <text:p>337293.012764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1015947.29388584">
                <text:p>1015947.29388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429860.105821444">
                <text:p>429860.105821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495550.662975994">
                <text:p>495550.662975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440208.120617025">
                <text:p>440208.120617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440271.778578993">
                <text:p>440271.778578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354987.57543486">
                <text:p>354987.575434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327751.749059815">
                <text:p>327751.749059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648156.400139354">
                <text:p>648156.40013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477351.977226818">
                <text:p>477351.977226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525588.001576764">
                <text:p>525588.001576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1288505.33381278">
                <text:p>1288505.33381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1290322.58064516">
                <text:p>1290322.58064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441579.086814448">
                <text:p>441579.08681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735088.490272063">
                <text:p>735088.4902720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1182270.96644363">
                <text:p>1182270.96644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768184.364247419">
                <text:p>768184.364247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1348339.34123992">
                <text:p>1348339.34123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769005.982866547">
                <text:p>769005.982866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0">
                <text:p>20000</text:p>
              </table:table-cell>
              <table:table-cell office:value-type="float" office:value="303882.093747626">
                <text:p>303882.093747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0">
                <text:p>40000</text:p>
              </table:table-cell>
              <table:table-cell office:value-type="float" office:value="514840.270805983">
                <text:p>514840.270805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00">
                <text:p>60000</text:p>
              </table:table-cell>
              <table:table-cell office:value-type="float" office:value="556369.503532946">
                <text:p>556369.503532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000">
                <text:p>80000</text:p>
              </table:table-cell>
              <table:table-cell office:value-type="float" office:value="715569.906707573">
                <text:p>715569.906707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">
                <text:p>100000</text:p>
              </table:table-cell>
              <table:table-cell office:value-type="float" office:value="751693.188908015">
                <text:p>751693.188908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00">
                <text:p>120000</text:p>
              </table:table-cell>
              <table:table-cell office:value-type="float" office:value="825905.91555112">
                <text:p>825905.91555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00">
                <text:p>140000</text:p>
              </table:table-cell>
              <table:table-cell office:value-type="float" office:value="2120055.72717911">
                <text:p>2120055.7271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000">
                <text:p>160000</text:p>
              </table:table-cell>
              <table:table-cell office:value-type="float" office:value="1243481.43715367">
                <text:p>1243481.43715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000">
                <text:p>180000</text:p>
              </table:table-cell>
              <table:table-cell office:value-type="float" office:value="1402907.13534157">
                <text:p>1402907.1353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00">
                <text:p>200000</text:p>
              </table:table-cell>
              <table:table-cell office:value-type="float" office:value="1328656.46258503">
                <text:p>1328656.46258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000">
                <text:p>220000</text:p>
              </table:table-cell>
              <table:table-cell office:value-type="float" office:value="1693427.9600351">
                <text:p>1693427.9600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000">
                <text:p>240000</text:p>
              </table:table-cell>
              <table:table-cell office:value-type="float" office:value="2399256.23056852">
                <text:p>2399256.23056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000">
                <text:p>260000</text:p>
              </table:table-cell>
              <table:table-cell office:value-type="float" office:value="1699779.6824027">
                <text:p>1699779.6824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0000">
                <text:p>280000</text:p>
              </table:table-cell>
              <table:table-cell office:value-type="float" office:value="976882.767090215">
                <text:p>976882.7670902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000">
                <text:p>300000</text:p>
              </table:table-cell>
              <table:table-cell office:value-type="float" office:value="1786330.99522454">
                <text:p>1786330.99522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0000">
                <text:p>320000</text:p>
              </table:table-cell>
              <table:table-cell office:value-type="float" office:value="2994824.56879206">
                <text:p>2994824.568792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">
                <text:p>340000</text:p>
              </table:table-cell>
              <table:table-cell office:value-type="float" office:value="2449461.83882541">
                <text:p>2449461.83882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000">
                <text:p>360000</text:p>
              </table:table-cell>
              <table:table-cell office:value-type="float" office:value="2386729.7824098">
                <text:p>2386729.7824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000">
                <text:p>380000</text:p>
              </table:table-cell>
              <table:table-cell office:value-type="float" office:value="4477225.06303462">
                <text:p>4477225.06303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00">
                <text:p>400000</text:p>
              </table:table-cell>
              <table:table-cell office:value-type="float" office:value="2610233.42012359">
                <text:p>2610233.42012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0">
                <text:p>420000</text:p>
              </table:table-cell>
              <table:table-cell office:value-type="float" office:value="3911015.09465588">
                <text:p>3911015.09465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000">
                <text:p>440000</text:p>
              </table:table-cell>
              <table:table-cell office:value-type="float" office:value="3791795.93243709">
                <text:p>3791795.93243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">
                <text:p>460000</text:p>
              </table:table-cell>
              <table:table-cell office:value-type="float" office:value="1950929.87255339">
                <text:p>1950929.87255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0000">
                <text:p>480000</text:p>
              </table:table-cell>
              <table:table-cell office:value-type="float" office:value="3829369.66979664">
                <text:p>3829369.66979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000">
                <text:p>500000</text:p>
              </table:table-cell>
              <table:table-cell office:value-type="float" office:value="1828661.71221253">
                <text:p>1828661.71221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0000">
                <text:p>520000</text:p>
              </table:table-cell>
              <table:table-cell office:value-type="float" office:value="5357510.81805069">
                <text:p>5357510.81805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0000">
                <text:p>540000</text:p>
              </table:table-cell>
              <table:table-cell office:value-type="float" office:value="5029572.02067713">
                <text:p>5029572.02067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0000">
                <text:p>560000</text:p>
              </table:table-cell>
              <table:table-cell office:value-type="float" office:value="2792460.357036">
                <text:p>2792460.3570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000">
                <text:p>580000</text:p>
              </table:table-cell>
              <table:table-cell office:value-type="float" office:value="3907460.5548594">
                <text:p>3907460.5548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00">
                <text:p>600000</text:p>
              </table:table-cell>
              <table:table-cell office:value-type="float" office:value="4633455.09023654">
                <text:p>4633455.09023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0000">
                <text:p>620000</text:p>
              </table:table-cell>
              <table:table-cell office:value-type="float" office:value="12832453.6893304">
                <text:p>12832453.6893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00">
                <text:p>640000</text:p>
              </table:table-cell>
              <table:table-cell office:value-type="float" office:value="5060168.56686538">
                <text:p>5060168.56686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0000">
                <text:p>660000</text:p>
              </table:table-cell>
              <table:table-cell office:value-type="float" office:value="3400554.39341323">
                <text:p>3400554.39341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000">
                <text:p>680000</text:p>
              </table:table-cell>
              <table:table-cell office:value-type="float" office:value="3774297.03717683">
                <text:p>3774297.03717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0000">
                <text:p>700000</text:p>
              </table:table-cell>
              <table:table-cell office:value-type="float" office:value="11855966.9387893">
                <text:p>11855966.9387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0000">
                <text:p>720000</text:p>
              </table:table-cell>
              <table:table-cell office:value-type="float" office:value="5333254.32215819">
                <text:p>5333254.32215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0000">
                <text:p>740000</text:p>
              </table:table-cell>
              <table:table-cell office:value-type="float" office:value="5058134.36865597">
                <text:p>5058134.36865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0000">
                <text:p>760000</text:p>
              </table:table-cell>
              <table:table-cell office:value-type="float" office:value="5908327.63231544">
                <text:p>5908327.63231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000">
                <text:p>780000</text:p>
              </table:table-cell>
              <table:table-cell office:value-type="float" office:value="7329518.22512897">
                <text:p>7329518.22512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0000">
                <text:p>800000</text:p>
              </table:table-cell>
              <table:table-cell office:value-type="float" office:value="3987777.46207873">
                <text:p>3987777.46207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0000">
                <text:p>820000</text:p>
              </table:table-cell>
              <table:table-cell office:value-type="float" office:value="4762236.62508421">
                <text:p>4762236.62508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0000">
                <text:p>840000</text:p>
              </table:table-cell>
              <table:table-cell office:value-type="float" office:value="2478314.74597274">
                <text:p>2478314.745972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000">
                <text:p>860000</text:p>
              </table:table-cell>
              <table:table-cell office:value-type="float" office:value="7616955.69766">
                <text:p>7616955.69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0000">
                <text:p>880000</text:p>
              </table:table-cell>
              <table:table-cell office:value-type="float" office:value="4389552.86418324">
                <text:p>4389552.864183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0000">
                <text:p>900000</text:p>
              </table:table-cell>
              <table:table-cell office:value-type="float" office:value="5412719.8917456">
                <text:p>5412719.8917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0000">
                <text:p>920000</text:p>
              </table:table-cell>
              <table:table-cell office:value-type="float" office:value="3787021.21966781">
                <text:p>3787021.219667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0000">
                <text:p>940000</text:p>
              </table:table-cell>
              <table:table-cell office:value-type="float" office:value="4286756.65815396">
                <text:p>4286756.65815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0000">
                <text:p>960000</text:p>
              </table:table-cell>
              <table:table-cell office:value-type="float" office:value="4658204.2622569">
                <text:p>4658204.26225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">
                <text:p>980000</text:p>
              </table:table-cell>
              <table:table-cell office:value-type="float" office:value="3465873.52390922">
                <text:p>3465873.52390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7602076.88740564">
                <text:p>7602076.88740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00">
                <text:p>200000</text:p>
              </table:table-cell>
              <table:table-cell office:value-type="float" office:value="2427567.45603068">
                <text:p>2427567.45603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00">
                <text:p>400000</text:p>
              </table:table-cell>
              <table:table-cell office:value-type="float" office:value="2313743.637205">
                <text:p>2313743.637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0000">
                <text:p>600000</text:p>
              </table:table-cell>
              <table:table-cell office:value-type="float" office:value="3592384.1456113">
                <text:p>3592384.1456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0000">
                <text:p>800000</text:p>
              </table:table-cell>
              <table:table-cell office:value-type="float" office:value="7330975.20297638">
                <text:p>7330975.20297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00">
                <text:p>1000000</text:p>
              </table:table-cell>
              <table:table-cell office:value-type="float" office:value="6032418.21549004">
                <text:p>6032418.21549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000">
                <text:p>1200000</text:p>
              </table:table-cell>
              <table:table-cell office:value-type="float" office:value="5804335.83887164">
                <text:p>5804335.838871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0000">
                <text:p>1400000</text:p>
              </table:table-cell>
              <table:table-cell office:value-type="float" office:value="6878694.22730154">
                <text:p>6878694.22730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0000">
                <text:p>1600000</text:p>
              </table:table-cell>
              <table:table-cell office:value-type="float" office:value="7481355.06043532">
                <text:p>7481355.060435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0000">
                <text:p>1800000</text:p>
              </table:table-cell>
              <table:table-cell office:value-type="float" office:value="10979626.6926924">
                <text:p>10979626.6926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000">
                <text:p>2000000</text:p>
              </table:table-cell>
              <table:table-cell office:value-type="float" office:value="9967903.35120911">
                <text:p>9967903.351209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000">
                <text:p>2200000</text:p>
              </table:table-cell>
              <table:table-cell office:value-type="float" office:value="5921730.86809883">
                <text:p>5921730.868098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000">
                <text:p>2400000</text:p>
              </table:table-cell>
              <table:table-cell office:value-type="float" office:value="12429115.2023615">
                <text:p>12429115.2023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0000">
                <text:p>2600000</text:p>
              </table:table-cell>
              <table:table-cell office:value-type="float" office:value="7095701.91502078">
                <text:p>7095701.91502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0000">
                <text:p>2800000</text:p>
              </table:table-cell>
              <table:table-cell office:value-type="float" office:value="6855016.40307496">
                <text:p>6855016.40307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0000">
                <text:p>3000000</text:p>
              </table:table-cell>
              <table:table-cell office:value-type="float" office:value="4871561.28667677">
                <text:p>4871561.28667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0000">
                <text:p>3200000</text:p>
              </table:table-cell>
              <table:table-cell office:value-type="float" office:value="6587737.33867764">
                <text:p>6587737.33867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00000">
                <text:p>3400000</text:p>
              </table:table-cell>
              <table:table-cell office:value-type="float" office:value="6470385.61595217">
                <text:p>6470385.61595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00000">
                <text:p>3600000</text:p>
              </table:table-cell>
              <table:table-cell office:value-type="float" office:value="6396463.46642123">
                <text:p>6396463.46642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00000">
                <text:p>3800000</text:p>
              </table:table-cell>
              <table:table-cell office:value-type="float" office:value="3949356.77449796">
                <text:p>3949356.774497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000">
                <text:p>4000000</text:p>
              </table:table-cell>
              <table:table-cell office:value-type="float" office:value="7675289.21449171">
                <text:p>7675289.21449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0000">
                <text:p>4200000</text:p>
              </table:table-cell>
              <table:table-cell office:value-type="float" office:value="8295378.68403693">
                <text:p>8295378.68403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0000">
                <text:p>4400000</text:p>
              </table:table-cell>
              <table:table-cell office:value-type="float" office:value="5934654.06361949">
                <text:p>5934654.063619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0000">
                <text:p>4600000</text:p>
              </table:table-cell>
              <table:table-cell office:value-type="float" office:value="8834346.40240448">
                <text:p>8834346.40240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00000">
                <text:p>4800000</text:p>
              </table:table-cell>
              <table:table-cell office:value-type="float" office:value="8664697.85476522">
                <text:p>8664697.85476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000">
                <text:p>5000000</text:p>
              </table:table-cell>
              <table:table-cell office:value-type="float" office:value="5683872.12651845">
                <text:p>5683872.126518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00000">
                <text:p>5200000</text:p>
              </table:table-cell>
              <table:table-cell office:value-type="float" office:value="7390384.25734455">
                <text:p>7390384.25734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00000">
                <text:p>5400000</text:p>
              </table:table-cell>
              <table:table-cell office:value-type="float" office:value="6422645.77324492">
                <text:p>6422645.773244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00000">
                <text:p>5600000</text:p>
              </table:table-cell>
              <table:table-cell office:value-type="float" office:value="9640927.11286943">
                <text:p>9640927.11286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00000">
                <text:p>5800000</text:p>
              </table:table-cell>
              <table:table-cell office:value-type="float" office:value="6524140.44449644">
                <text:p>6524140.44449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00000">
                <text:p>6000000</text:p>
              </table:table-cell>
              <table:table-cell office:value-type="float" office:value="8719346.04904632">
                <text:p>8719346.049046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00000">
                <text:p>6200000</text:p>
              </table:table-cell>
              <table:table-cell office:value-type="float" office:value="9401061.41015921">
                <text:p>9401061.410159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00000">
                <text:p>6400000</text:p>
              </table:table-cell>
              <table:table-cell office:value-type="float" office:value="9587253.7461445">
                <text:p>9587253.7461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00">
                <text:p>6600000</text:p>
              </table:table-cell>
              <table:table-cell office:value-type="float" office:value="7561757.21489025">
                <text:p>7561757.21489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00000">
                <text:p>6800000</text:p>
              </table:table-cell>
              <table:table-cell office:value-type="float" office:value="6636276.42433522">
                <text:p>6636276.42433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00000">
                <text:p>7000000</text:p>
              </table:table-cell>
              <table:table-cell office:value-type="float" office:value="6733132.30124034">
                <text:p>6733132.301240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00000">
                <text:p>7200000</text:p>
              </table:table-cell>
              <table:table-cell office:value-type="float" office:value="7568415.32099542">
                <text:p>7568415.32099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0000">
                <text:p>7400000</text:p>
              </table:table-cell>
              <table:table-cell office:value-type="float" office:value="9571841.19539362">
                <text:p>9571841.19539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00000">
                <text:p>7600000</text:p>
              </table:table-cell>
              <table:table-cell office:value-type="float" office:value="6822274.36674034">
                <text:p>6822274.36674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00000">
                <text:p>7800000</text:p>
              </table:table-cell>
              <table:table-cell office:value-type="float" office:value="6671656.15310596">
                <text:p>6671656.15310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00000">
                <text:p>8000000</text:p>
              </table:table-cell>
              <table:table-cell office:value-type="float" office:value="8174793.43318844">
                <text:p>8174793.43318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0000">
                <text:p>8200000</text:p>
              </table:table-cell>
              <table:table-cell office:value-type="float" office:value="6276791.18187385">
                <text:p>6276791.18187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00000">
                <text:p>8400000</text:p>
              </table:table-cell>
              <table:table-cell office:value-type="float" office:value="7802869.784037">
                <text:p>7802869.784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00000">
                <text:p>8600000</text:p>
              </table:table-cell>
              <table:table-cell office:value-type="float" office:value="5719320.99689095">
                <text:p>5719320.99689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00000">
                <text:p>8800000</text:p>
              </table:table-cell>
              <table:table-cell office:value-type="float" office:value="7462705.55301616">
                <text:p>7462705.55301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00000">
                <text:p>9000000</text:p>
              </table:table-cell>
              <table:table-cell office:value-type="float" office:value="6594851.17985552">
                <text:p>6594851.17985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00000">
                <text:p>9200000</text:p>
              </table:table-cell>
              <table:table-cell office:value-type="float" office:value="7876213.32210117">
                <text:p>7876213.32210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00000">
                <text:p>9400000</text:p>
              </table:table-cell>
              <table:table-cell office:value-type="float" office:value="6106183.94034648">
                <text:p>6106183.94034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00000">
                <text:p>9600000</text:p>
              </table:table-cell>
              <table:table-cell office:value-type="float" office:value="7919655.09902044">
                <text:p>7919655.09902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00000">
                <text:p>9800000</text:p>
              </table:table-cell>
              <table:table-cell office:value-type="float" office:value="8436646.38141045">
                <text:p>8436646.38141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00000">
                <text:p>10000000</text:p>
              </table:table-cell>
              <table:table-cell office:value-type="float" office:value="7861146.98851251">
                <text:p>7861146.98851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